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d2e61eb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26ad3"/>
    </style:style>
    <style:style style:name="P69" style:family="paragraph" style:parent-style-name="Standard">
      <style:text-properties officeooo:paragraph-rsid="0d1be4a7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paragraph-rsid="0daef67d"/>
    </style:style>
    <style:style style:name="P72" style:family="paragraph" style:parent-style-name="Standard">
      <style:text-properties officeooo:paragraph-rsid="0db0d4d1"/>
    </style:style>
    <style:style style:name="P73" style:family="paragraph" style:parent-style-name="Standard">
      <style:text-properties officeooo:paragraph-rsid="0db40abc"/>
    </style:style>
    <style:style style:name="P74" style:family="paragraph" style:parent-style-name="Standard">
      <style:text-properties officeooo:paragraph-rsid="0dbf3336"/>
    </style:style>
    <style:style style:name="P75" style:family="paragraph" style:parent-style-name="Standard">
      <style:text-properties officeooo:paragraph-rsid="0dce9327"/>
    </style:style>
    <style:style style:name="P76" style:family="paragraph" style:parent-style-name="Standard">
      <style:text-properties officeooo:rsid="0dde9a1c" officeooo:paragraph-rsid="0dde9a1c"/>
    </style:style>
    <style:style style:name="P77" style:family="paragraph" style:parent-style-name="Standard">
      <style:text-properties officeooo:rsid="0dde9a1c" officeooo:paragraph-rsid="0ddfbc49"/>
    </style:style>
    <style:style style:name="P78" style:family="paragraph" style:parent-style-name="Standard">
      <style:text-properties officeooo:paragraph-rsid="0deb3f7d"/>
    </style:style>
    <style:style style:name="P79" style:family="paragraph" style:parent-style-name="Footnote">
      <style:text-properties officeooo:paragraph-rsid="04473353"/>
    </style:style>
    <style:style style:name="P80" style:family="paragraph" style:parent-style-name="Footnote">
      <style:text-properties officeooo:paragraph-rsid="0cf7e116"/>
    </style:style>
    <style:style style:name="P81" style:family="paragraph" style:parent-style-name="Footnote">
      <style:text-properties officeooo:paragraph-rsid="0d2b38cd"/>
    </style:style>
    <style:style style:name="P82" style:family="paragraph" style:parent-style-name="Footnote">
      <style:text-properties officeooo:rsid="043ccc66" officeooo:paragraph-rsid="0dca2508"/>
    </style:style>
    <style:style style:name="P83" style:family="paragraph" style:parent-style-name="Footnote">
      <style:text-properties officeooo:rsid="043ccc66" officeooo:paragraph-rsid="0e50324d"/>
    </style:style>
    <style:style style:name="P84" style:family="paragraph" style:parent-style-name="Footnote">
      <style:text-properties officeooo:rsid="043ccc66" officeooo:paragraph-rsid="0e5afad8"/>
    </style:style>
    <style:style style:name="P85" style:family="paragraph" style:parent-style-name="Standard">
      <style:text-properties officeooo:paragraph-rsid="0e0f3ce4"/>
    </style:style>
    <style:style style:name="P86" style:family="paragraph" style:parent-style-name="Standard">
      <style:text-properties officeooo:rsid="0e12a1f2" officeooo:paragraph-rsid="0e12a1f2"/>
    </style:style>
    <style:style style:name="P87" style:family="paragraph" style:parent-style-name="Standard">
      <style:text-properties officeooo:paragraph-rsid="0e12a1f2"/>
    </style:style>
    <style:style style:name="P88" style:family="paragraph" style:parent-style-name="Standard">
      <style:text-properties officeooo:paragraph-rsid="0e153b91"/>
    </style:style>
    <style:style style:name="P89" style:family="paragraph" style:parent-style-name="Footnote">
      <style:text-properties officeooo:paragraph-rsid="0e1736d1"/>
    </style:style>
    <style:style style:name="P90" style:family="paragraph" style:parent-style-name="Standard">
      <style:text-properties officeooo:paragraph-rsid="0e26e14b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4" style:family="paragraph" style:parent-style-name="Standard">
      <style:text-properties officeooo:paragraph-rsid="0e5c6890"/>
    </style:style>
    <style:style style:name="P95" style:family="paragraph" style:parent-style-name="Standard">
      <style:text-properties officeooo:paragraph-rsid="0e6e7b19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cb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3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3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color="#000000" loext:opacity="100%" style:text-line-through-style="none" style:text-line-through-type="none" style:text-underline-style="none"/>
    </style:style>
    <style:style style:name="T251" style:family="text">
      <style:text-properties fo:color="#000000" loext:opacity="100%" style:text-line-through-style="none" style:text-line-through-type="none" style:text-underline-style="none" officeooo:rsid="0aabd8f8"/>
    </style:style>
    <style:style style:name="T2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76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7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1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2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3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4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15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6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7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8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9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0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22" style:family="text">
      <style:text-properties fo:color="#000000" loext:opacity="100%" officeooo:rsid="004804ae"/>
    </style:style>
    <style:style style:name="T323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4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4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4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4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4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4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4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51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5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officeooo:rsid="047da547"/>
    </style:style>
    <style:style style:name="T35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0" style:family="text">
      <style:text-properties style:use-window-font-color="true" loext:opacity="0%" style:font-name="Liberation Sans" fo:font-size="12pt" style:font-size-asian="12pt" style:font-size-complex="12pt"/>
    </style:style>
    <style:style style:name="T38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3" style:family="text">
      <style:text-properties officeooo:rsid="04473353"/>
    </style:style>
    <style:style style:name="T38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6" style:family="text">
      <style:text-properties officeooo:rsid="0a6f0a69"/>
    </style:style>
    <style:style style:name="T387" style:family="text">
      <style:text-properties officeooo:rsid="0aace3cd"/>
    </style:style>
    <style:style style:name="T388" style:family="text">
      <style:text-properties officeooo:rsid="0b952edb"/>
    </style:style>
    <style:style style:name="T389" style:family="text">
      <style:text-properties fo:font-size="8pt" style:font-size-asian="8pt" style:font-size-complex="8pt" loext:padding="0.049cm" loext:border="0.31pt solid #000000"/>
    </style:style>
    <style:style style:name="T390" style:family="text">
      <style:text-properties officeooo:rsid="0394a435"/>
    </style:style>
    <style:style style:name="T391" style:family="text">
      <style:text-properties officeooo:rsid="0be4091b"/>
    </style:style>
    <style:style style:name="T392" style:family="text">
      <style:text-properties officeooo:rsid="0bf888a9"/>
    </style:style>
    <style:style style:name="T393" style:family="text">
      <style:text-properties officeooo:rsid="0cf7e116"/>
    </style:style>
    <style:style style:name="T394" style:family="text">
      <style:text-properties officeooo:rsid="0d52ea33"/>
    </style:style>
    <style:style style:name="T395" style:family="text">
      <style:text-properties officeooo:rsid="0de11971"/>
    </style:style>
    <style:style style:name="T396" style:family="text">
      <style:text-properties style:font-name="Liberation Sans"/>
    </style:style>
    <style:style style:name="T397" style:family="text">
      <style:text-properties style:font-name="Liberation Sans" fo:font-size="12pt"/>
    </style:style>
    <style:style style:name="T39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4" style:family="text">
      <style:text-properties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5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9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11" style:family="text">
      <style:text-properties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2" style:family="text">
      <style:text-properties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13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font-name="Liberation Sans" fo:font-size="12pt" fo:font-style="normal" officeooo:rsid="00bddfbe" style:font-size-asian="12pt" style:font-size-complex="12pt"/>
    </style:style>
    <style:style style:name="T417" style:family="text">
      <style:text-properties style:font-name="Liberation Sans" fo:font-size="12pt" officeooo:rsid="047da547" style:font-size-asian="12pt"/>
    </style:style>
    <style:style style:name="T418" style:family="text">
      <style:text-properties style:font-name="Liberation Sans" fo:font-size="12pt" style:font-size-asian="12pt" style:font-size-complex="12pt"/>
    </style:style>
    <style:style style:name="T419" style:family="text">
      <style:text-properties style:font-name="Liberation Sans" fo:font-size="12pt" officeooo:rsid="01657261" style:font-size-asian="12pt" style:font-size-complex="12pt"/>
    </style:style>
    <style:style style:name="T420" style:family="text">
      <style:text-properties style:font-name="Liberation Sans" fo:font-size="12pt" officeooo:rsid="00bddfbe" style:font-size-asian="12pt" style:font-size-complex="12pt"/>
    </style:style>
    <style:style style:name="T421" style:family="text">
      <style:text-properties style:font-name="Liberation Sans" fo:font-size="12pt" officeooo:rsid="0d1ec96e" style:font-size-asian="12pt" style:font-size-complex="12pt"/>
    </style:style>
    <style:style style:name="T422" style:family="text">
      <style:text-properties style:font-name="Liberation Sans" fo:font-size="12pt" officeooo:rsid="0e2b2f17" style:font-size-asian="12pt" style:font-size-complex="12pt"/>
    </style:style>
    <style:style style:name="T423" style:family="text">
      <style:text-properties style:font-name="Liberation Sans" fo:font-size="12pt" officeooo:rsid="0e2e0824" style:font-size-asian="12pt" style:font-size-complex="12pt"/>
    </style:style>
    <style:style style:name="T424" style:family="text">
      <style:text-properties style:font-name="Liberation Sans" officeooo:rsid="047fb57c"/>
    </style:style>
    <style:style style:name="T425" style:family="text">
      <style:text-properties style:font-name="Liberation Sans" officeooo:rsid="047da547"/>
    </style:style>
    <style:style style:name="T426" style:family="text">
      <style:text-properties officeooo:rsid="0dfbebc7"/>
    </style:style>
    <style:style style:name="T427" style:family="text">
      <style:text-properties officeooo:rsid="01657261" style:font-size-complex="12pt"/>
    </style:style>
    <style:style style:name="T428" style:family="text">
      <style:text-properties officeooo:rsid="0e1fd37f"/>
    </style:style>
    <style:style style:name="T429" style:family="text">
      <style:text-properties fo:font-weight="bold" officeooo:rsid="0e59b6fb" style:font-weight-asian="bold" style:font-weight-complex="bold"/>
    </style:style>
    <style:style style:name="T430" style:family="text">
      <style:text-properties officeooo:rsid="0e3b8d4d"/>
    </style:style>
    <style:style style:name="T431" style:family="text">
      <style:text-properties officeooo:rsid="0e3cac9e"/>
    </style:style>
    <style:style style:name="T432" style:family="text">
      <style:text-properties officeooo:rsid="0e5635a7"/>
    </style:style>
    <style:style style:name="T433" style:family="text">
      <style:text-properties officeooo:rsid="0e56c5f4"/>
    </style:style>
    <style:style style:name="T434" style:family="text">
      <style:text-properties officeooo:rsid="0e5e443a"/>
    </style:style>
    <style:style style:name="T435" style:family="text">
      <style:text-properties officeooo:rsid="0e633903"/>
    </style:style>
    <style:style style:name="T436" style:family="text">
      <style:text-properties officeooo:rsid="0e64fc60"/>
    </style:style>
    <style:style style:name="T437" style:family="text">
      <style:text-properties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8" style:family="text">
      <style:text-properties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9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0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1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2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3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5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46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47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48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9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50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51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2" style:family="text">
      <style:text-properties fo:color="#999999" loext:opacity="100%" style:font-name="Liberation Sans" fo:font-size="12pt" style:font-size-asian="12pt" style:font-size-complex="12pt"/>
    </style:style>
    <style:style style:name="T453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54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5" form:id="control2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Strong_20_Emphasis"><text:span text:style-name="T278">C</text:span></text:span><text:span text:style-name="Strong_20_Emphasis"><text:span text:style-name="T277">hecklist voor </text:span></text:span><text:span text:style-name="Strong_20_Emphasis"><text:span text:style-name="T279">de installatie</text:span></text:span><text:span text:style-name="Strong_20_Emphasis"><text:span text:style-name="T277"> van </text:span></text:span><text:reference-mark-start text:name="Distributie"/><text:span text:style-name="Strong_20_Emphasis"><text:span text:style-name="T280">Ubuntu</text:span></text:span><text:reference-mark-end text:name="Distributie"/><text:span text:style-name="Strong_20_Emphasis"><text:span text:style-name="T280"> </text:span></text:span><text:reference-mark-start text:name="Versie"/><text:span text:style-name="Strong_20_Emphasis"><text:span text:style-name="T281">2</text:span></text:span><text:span text:style-name="Strong_20_Emphasis"><text:span text:style-name="T287">2</text:span></text:span><text:span text:style-name="Strong_20_Emphasis"><text:span text:style-name="T282">.04</text:span></text:span><text:reference-mark-end text:name="Versie"/><text:span text:style-name="Strong_20_Emphasis"><text:span text:style-name="T288"> </text:span></text:span><text:span text:style-name="Strong_20_Emphasis"><text:span text:style-name="T289">LTS</text:span></text:span><text:span text:style-name="Strong_20_Emphasis"><text:span text:style-name="T283"><text:note text:id="ftn1" text:note-class="footnote"><text:note-citation>1</text:note-citation><text:note-body><text:p text:style-name="P89"><text:span text:style-name="T390">Deze versie </text:span><text:span text:style-name="T391">2</text:span><text:span text:style-name="T426">2</text:span><text:span text:style-name="T391">.04 </text:span><text:span text:style-name="T390">heeft codenaam Jammy Jellyfish (</text:span><text:span text:style-name="T323">jammy</text:span><text:span text:style-name="T390">) en is een zogenaamde LTS-versie (</text:span><text:span text:style-name="T395">LTS=</text:span><text:span text:style-name="T390">Long-Term Support, langetermijnondersteuning). <text:s/>Een LTS-versie verschijnt iedere twee jaar </text:span><text:span text:style-name="T394">in </text:span><text:span text:style-name="T390">april (deze in april 202</text:span><text:span text:style-name="T426">2</text:span><text:span text:style-name="T390">) en wordt </text:span><text:span text:style-name="T428">standaard </text:span><text:span text:style-name="T390">vanaf vrijgave </text:span><text:span text:style-name="T259">vijf</text:span><text:span text:style-name="T390"> jaar ondersteund</text:span><text:span text:style-name="T386"> </text:span><text:span text:style-name="T390">(</text:span><text:span text:style-name="T392">updates </text:span><text:span text:style-name="T390">tot april 202</text:span><text:span text:style-name="T426">7</text:span><text:span text:style-name="T386">)</text:span><text:span text:style-name="T390">.</text:span></text:p></text:note-body></text:note></text:span></text:span><text:span text:style-name="Strong_20_Emphasis"><text:span text:style-name="T284"> </text:span></text:span><text:reference-mark-start text:name="Editie"/><text:span text:style-name="Strong_20_Emphasis"><text:span text:style-name="T285">desktop</text:span></text:span><text:reference-mark-end text:name="Editie"/><text:span text:style-name="Strong_20_Emphasis"><text:span text:style-name="T286">.</text:span></text:span></text:p>
      <text:p text:style-name="P9"/>
      <text:p text:style-name="P88"><text:span text:style-name="T48">Kijk op</text:span><text:span text:style-name="T277"> </text:span><text:a xlink:type="simple" xlink:href="https://karelzimmer.nl/" text:style-name="Internet_20_link" text:visited-style-name="Visited_20_Internet_20_Link"><text:span text:style-name="Internet_20_link"><text:span text:style-name="T398">karelzimmer.nl</text:span></text:span></text:a><text:span text:style-name="T277"> </text:span><text:span text:style-name="T352">voor</text:span><text:span text:style-name="T353"> </text:span><text:span text:style-name="T354">deze en andere </text:span><text:span text:style-name="T88">checklists, scripts, </text:span><text:span text:style-name="T89">en informatie</text:span><text:span text:style-name="T88">.</text:span></text:p>
      <text:p text:style-name="P10"/>
      <text:p text:style-name="P45"><text:span text:style-name="T42">D</text:span><text:span text:style-name="T41">it is een invulbare PD</text:span><text:span text:style-name="T43">F</text:span><text:span text:style-name="T41"> met tekst- en keuzevakken; </text:span><text:span text:style-name="T44">a</text:span><text:span text:style-name="T41">fdrukken is niet noodzakelijk.</text:span></text:p>
      <text:p text:style-name="P11"/>
      <text:p text:style-name="P8"><text:span text:style-name="T396">V</text:span><text:span text:style-name="T424">ul de waarden in het tekstvak achter de </text:span><text:span text:style-name="Definition"><text:span text:style-name="T417">schuingedrukte</text:span></text:span><text:span text:style-name="T396"> </text:span><text:span text:style-name="T425">woorden </text:span><text:span text:style-name="T355">(zie toelichting)</text:span><text:span text:style-name="T425">:</text:span></text:p>
      <text:p text:style-name="P3"><text:span text:style-name="Definition"><text:span text:style-name="T374">g</text:span></text:span><text:span text:style-name="Definition"><text:span text:style-name="T373">ebruiker</text:span></text:span><text:span text:style-name="Definition"><text:span text:style-name="T361"><text:tab/><text:tab/></text:span></text:span><text:span text:style-name="Definition"><text:span text:style-name="T380"> <text:tab/><text:tab/></text:span></text:span><text:span text:style-name="T362"><draw:control text:anchor-type="as-char" svg:y="-0.429cm" draw:z-index="13" draw:name="Gebruiker" draw:style-name="gr2" draw:text-style-name="P102" svg:width="6.061cm" svg:height="0.6cm" draw:control="control14"><svg:title>Gebruiker</svg:title><svg:desc>Volledige naam, bijv. Jan Stek</svg:desc></draw:control></text:span><text:span text:style-name="T362"><text:tab/></text:span><text:span text:style-name="T363">(</text:span><text:span text:style-name="T357">volledige naam, bijv. </text:span><text:span text:style-name="T359">J</text:span><text:span text:style-name="T379">a</text:span><text:span text:style-name="T359">n </text:span><text:span text:style-name="T379">Jansen</text:span><text:span text:style-name="T358">)</text:span></text:p>
      <text:p text:style-name="Standard"><text:span text:style-name="Definition"><text:span text:style-name="T374">g</text:span></text:span><text:span text:style-name="Definition"><text:span text:style-name="T373">ebruikersnaam</text:span></text:span><text:span text:style-name="Definition"><text:span text:style-name="T356"><text:tab/></text:span></text:span><text:span text:style-name="Definition"><text:span text:style-name="T356"><draw:control text:anchor-type="as-char" svg:y="-0.429cm" draw:z-index="14" draw:name="Gberuikersnaam" draw:style-name="gr2" draw:text-style-name="P102" svg:width="6.061cm" svg:height="0.6cm" draw:control="control15"><svg:title>Gebruikersnaam</svg:title><svg:desc>Korte naam, bijv. jan</svg:desc></draw:control></text:span></text:span><text:span text:style-name="Definition"><text:span text:style-name="T356"><text:tab/></text:span></text:span><text:span text:style-name="T401">(korte naam, bijv. </text:span><text:span text:style-name="T293">j</text:span><text:span text:style-name="T294">an</text:span><text:span text:style-name="T401">)</text:span></text:p>
      <text:p text:style-name="P2"><text:span text:style-name="Definition"><text:span text:style-name="T377">c</text:span></text:span><text:span text:style-name="Definition"><text:span text:style-name="T376">omputernaam</text:span></text:span><text:span text:style-name="Definition"><text:span text:style-name="T364"><text:tab/><text:tab/></text:span></text:span><text:span text:style-name="Definition"><text:span text:style-name="T362"><draw:control text:anchor-type="as-char" svg:y="-0.429cm" draw:z-index="15" draw:name="Computernaam" draw:style-name="gr2" draw:text-style-name="P102" svg:width="6.061cm" svg:height="0.6cm" draw:control="control16"><svg:title>Computernaam</svg:title><svg:desc>Unieke naam van de computer</svg:desc></draw:control></text:span></text:span><text:span text:style-name="Definition"><text:span text:style-name="T362"><text:tab/></text:span></text:span><text:span text:style-name="Definition"><text:span text:style-name="T365">(</text:span></text:span><text:span text:style-name="Definition"><text:span text:style-name="T366">naam van de compute</text:span></text:span><text:span text:style-name="Definition"><text:span text:style-name="T367">r, </text:span></text:span><text:span text:style-name="Definition"><text:span text:style-name="T368">bijv. </text:span></text:span><text:span text:style-name="Definition"><text:span text:style-name="T369">pc02</text:span></text:span><text:span text:style-name="Definition"><text:span text:style-name="T365">)</text:span></text:span></text:p>
      <text:p text:style-name="P2"><text:span text:style-name="Definition"><text:span text:style-name="T374">o</text:span></text:span><text:span text:style-name="Definition"><text:span text:style-name="T373">pstartmenu</text:span></text:span><text:span text:style-name="Definition"><text:span text:style-name="T362"><text:tab/><text:tab/><text:tab/></text:span></text:span><text:span text:style-name="Definition"><text:span text:style-name="T362"><draw:control text:anchor-type="as-char" svg:y="-0.429cm" draw:z-index="16" draw:name="Opstartmenu" draw:style-name="gr2" draw:text-style-name="P102" svg:width="6.061cm" svg:height="0.6cm" draw:control="control17"><svg:title>Opstartmenu</svg:title><svg:desc>Toets voor het opstartmenu ("bootmenu")</svg:desc></draw:control></text:span></text:span><text:span text:style-name="Definition"><text:span text:style-name="T362"><text:tab/></text:span></text:span><text:span text:style-name="Definition"><text:span text:style-name="T365">(</text:span></text:span><text:span text:style-name="Definition"><text:span text:style-name="T366">to</text:span></text:span><text:span text:style-name="Definition"><text:span text:style-name="T370">ets voor het opstartmedium</text:span></text:span><text:span text:style-name="Definition"><text:span text:style-name="T371">)</text:span></text:span></text:p>
      <text:p text:style-name="P2"><text:span text:style-name="Definition"><text:span text:style-name="T377">i</text:span></text:span><text:span text:style-name="Definition"><text:span text:style-name="T378">nstellingen</text:span></text:span><text:span text:style-name="T365"><text:tab/><text:tab/> <text:tab/></text:span><text:span text:style-name="T365"><draw:control text:anchor-type="as-char" svg:y="-0.429cm" draw:z-index="12" draw:name="Instellingen" draw:style-name="gr2" draw:text-style-name="P102" svg:width="6.061cm" svg:height="0.6cm" draw:control="control13"><svg:title>Instellingen</svg:title><svg:desc>Toets voor het BIOS/UEFI-scherm ("setup")</svg:desc></draw:control></text:span><text:span text:style-name="T365"><text:tab/>(</text:span><text:span text:style-name="T366">toets voor het BIOS/UEFI-scherm</text:span><text:span text:style-name="T365">)</text:span></text:p>
      <text:p text:style-name="P4"><text:span text:style-name="Definition"><text:span text:style-name="T440">g</text:span></text:span><text:span text:style-name="Definition"><text:span text:style-name="T439">ebruiker</text:span></text:span><text:span text:style-name="Definition"><text:span text:style-name="T441">2</text:span></text:span><text:span text:style-name="Definition"><text:span text:style-name="T442"><text:tab/></text:span></text:span><text:span text:style-name="Definition"><text:span text:style-name="T452"> <text:tab/><text:tab/></text:span></text:span><text:span text:style-name="T443"><draw:control text:anchor-type="as-char" svg:y="-0.429cm" draw:z-index="24" draw:name="Gebruiker 1" draw:style-name="gr2" draw:text-style-name="P102" svg:width="6.061cm" svg:height="0.6cm" draw:control="control25"><svg:title>Gebruiker</svg:title><svg:desc>Volledige naam, bijv. Jan Stek</svg:desc></draw:control></text:span><text:span text:style-name="T443"><text:tab/></text:span><text:span text:style-name="T444">(</text:span><text:span text:style-name="T445">volledige naam </text:span><text:span text:style-name="T446">evt. 2</text:span><text:span text:style-name="T453">e</text:span><text:span text:style-name="T446"> gebruiker</text:span><text:span text:style-name="T447">)</text:span></text:p>
      <text:p text:style-name="P90"><text:span text:style-name="Definition"><text:span text:style-name="T440">g</text:span></text:span><text:span text:style-name="Definition"><text:span text:style-name="T439">ebruikersnaam</text:span></text:span><text:span text:style-name="Definition"><text:span text:style-name="T441">2</text:span></text:span><text:span text:style-name="Definition"><text:span text:style-name="T448"><text:tab/></text:span></text:span><text:span text:style-name="Definition"><text:span text:style-name="T448"><draw:control text:anchor-type="as-char" svg:y="-0.429cm" draw:z-index="25" draw:name="Gberuikersnaam 1" draw:style-name="gr2" draw:text-style-name="P102" svg:width="6.061cm" svg:height="0.6cm" draw:control="control26"><svg:title>Gebruikersnaam</svg:title><svg:desc>Korte naam, bijv. jan</svg:desc></draw:control></text:span></text:span><text:span text:style-name="Definition"><text:span text:style-name="T448"><text:tab/></text:span></text:span><text:span text:style-name="T449">(korte naam</text:span><text:span text:style-name="T450"> </text:span><text:span text:style-name="T451">evt. 2</text:span><text:span text:style-name="T454">e</text:span><text:span text:style-name="T451"> gebruiker</text:span><text:span text:style-name="T449">)</text:span></text:p>
      <text:p text:style-name="P4"><text:span text:style-name="T295">Vervang </text:span><text:span text:style-name="Definition"><text:span text:style-name="T405">schuingedrukte</text:span></text:span><text:span text:style-name="T295"> </text:span><text:span text:style-name="T296">woorden </text:span><text:span text:style-name="T295">in deze checklist door </text:span><text:span text:style-name="T296">boven</text:span><text:span text:style-name="T295">staande waarden.</text:span></text:p>
      <text:p text:style-name="P12"/>
      <text:p text:style-name="P1"><text:span text:style-name="Strong_20_Emphasis"><text:span text:style-name="T303"/></text:span></text:p>
      <text:p text:style-name="P5"><text:span text:style-name="T305">Nog niet op Linux?</text:span><text:span text:style-name="T297"><text:tab/></text:span><text:span text:style-name="T301"><text:tab/></text:span><text:span text:style-name="T302">G</text:span><text:span text:style-name="T298">ebruik </text:span><text:span text:style-name="Strong_20_Emphasis"><text:span text:style-name="T306">Checklist migratie</text:span></text:span><text:span text:style-name="T298"> op </text:span><text:a xlink:type="simple" xlink:href="https://karelzimer.nl/" text:style-name="Internet_20_link" text:visited-style-name="Visited_20_Internet_20_Link"><text:span text:style-name="Internet_20_link"><text:span text:style-name="T402">karelzimmer.nl</text:span></text:span></text:a><text:span text:style-name="T299"> onder </text:span><text:span text:style-name="T304">Linux</text:span><text:span text:style-name="T300">.</text:span></text:p>
      <text:p text:style-name="P46"><text:span text:style-name="T265">Nieuwe installatie?</text:span><text:span text:style-name="T260"><text:tab/></text:span><text:span text:style-name="T262"></text:span><text:span text:style-name="T264"><text:tab/></text:span><text:span text:style-name="T263">B</text:span><text:span text:style-name="T260">egin bij hoofdstuk </text:span><text:span text:style-name="T265"><text:bookmark-ref text:reference-format="page" text:ref-name="__RefNumPara__4009_1271708128">2</text:bookmark-ref></text:span><text:span text:style-name="T260"><text:s text:c="2"/></text:span><text:span text:style-name="T266"><text:bookmark-ref text:reference-format="text" text:ref-name="__RefNumPara__4009_1271708128">Installatie uitvoeren</text:bookmark-ref></text:span><text:span text:style-name="T261">.</text:span></text:p>
      <text:p text:style-name="P26"/>
      <text:list xml:id="list3756658861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22599760352">
          <table:table-cell table:style-name="_31_._5f_Installatie_5f_voorbereiden.A1" office:value-type="string">
            <text:p text:style-name="P64"><text:span text:style-name="Strong_20_Emphasis"><text:span text:style-name="T93"><text:s/></text:span></text:span><text:span text:style-name="Strong_20_Emphasis"><text:span text:style-name="T148"><draw:control text:anchor-type="as-char" draw:z-index="23" draw:name="Vorm3_ 1" draw:style-name="gr1" draw:text-style-name="P101" svg:width="0.35cm" svg:height="0.35cm" draw:control="control24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92">Leg Wi</text:span></text:span><text:span text:style-name="Strong_20_Emphasis"><text:span text:style-name="T95">F</text:span></text:span><text:span text:style-name="Strong_20_Emphasis"><text:span text:style-name="T92">i-</text:span></text:span><text:span text:style-name="Strong_20_Emphasis"><text:span text:style-name="T96">gegevens vast zoals de naam v</text:span></text:span><text:span text:style-name="Strong_20_Emphasis"><text:span text:style-name="T97">a</text:span></text:span><text:span text:style-name="Strong_20_Emphasis"><text:span text:style-name="T96">n het netwerk (SSID) en wachtwoord</text:span></text:span><text:span text:style-name="Strong_20_Emphasis"><text:span text:style-name="T94"><text:note text:id="ftn2" text:note-class="footnote"><text:note-citation>2</text:note-citation><text:note-body><text:p text:style-name="P83"><text:span text:style-name="User_20_Entry"><text:span text:style-name="T240">Bijv. </text:span></text:span><text:span text:style-name="User_20_Entry"><text:span text:style-name="T239">met </text:span></text:span><text:span text:style-name="User_20_Entry"><text:span text:style-name="T241">Terminalvenster</text:span></text:span><text:span text:style-name="User_20_Entry"><text:span text:style-name="T238"> </text:span></text:span><text:span text:style-name="User_20_Entry"><text:span text:style-name="T240">opdracht</text:span></text:span><text:span text:style-name="User_20_Entry"><text:span text:style-name="T238">: </text:span></text:span><text:span text:style-name="User_20_Entry"><text:span text:style-name="T255">sudo </text:span></text:span><text:span text:style-name="User_20_Entry"><text:span text:style-name="T257">more</text:span></text:span><text:span text:style-name="User_20_Entry"><text:span text:style-name="T255"> </text:span></text:span><text:span text:style-name="User_20_Entry"><text:span text:style-name="T256">/etc/NetworkManager/system-connections/</text:span></text:span><text:span text:style-name="User_20_Entry"><text:span text:style-name="T255">*</text:span></text:span></text:p></text:note-body></text:note></text:span></text:span><text:span text:style-name="Strong_20_Emphasis"><text:span text:style-name="T94">.</text:span></text:span></text:p>
          </table:table-cell>
        </table:table-row>
        <table:table-row table:style-name="TableLine94522601083184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3"/>
          </table:table-cell>
        </table:table-row>
        <table:table-row table:style-name="TableLine94522601083472">
          <table:table-cell table:style-name="_31_._5f_Installatie_5f_voorbereiden.A1" office:value-type="string">
            <text:p text:style-name="P62"><text:span text:style-name="Strong_20_Emphasis"><text:span text:style-name="T93"><text:s/></text:span></text:span><text:span text:style-name="Strong_20_Emphasis"><text:span text:style-name="T148"><draw:control text:anchor-type="as-char" draw:z-index="19" draw:name="Vorm3_0" draw:style-name="gr1" draw:text-style-name="P101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93">Aanmelden als </text:span></text:span><text:span text:style-name="Definition"><text:span text:style-name="T407">gebruike</text:span></text:span><text:span text:style-name="Definition"><text:span text:style-name="T408">r</text:span></text:span><text:span text:style-name="Strong_20_Emphasis"><text:span text:style-name="T94"><text:note text:id="ftn3" text:note-class="footnote"><text:note-citation>3</text:note-citation><text:note-body><text:p text:style-name="P82"><text:span text:style-name="User_20_Entry"><text:span text:style-name="T237">E</text:span></text:span><text:span text:style-name="User_20_Entry"><text:span text:style-name="T242">v</text:span></text:span><text:span text:style-name="User_20_Entry"><text:span text:style-name="T243">en</text:span></text:span><text:span text:style-name="User_20_Entry"><text:span text:style-name="T245">t</text:span></text:span><text:span text:style-name="User_20_Entry"><text:span text:style-name="T246">uele </text:span></text:span><text:span text:style-name="User_20_Entry"><text:span text:style-name="T247">extra </text:span></text:span><text:span text:style-name="User_20_Entry"><text:span text:style-name="T249">gebruiker</text:span></text:span><text:span text:style-name="User_20_Entry"><text:span text:style-name="T247">s aanmelden </text:span></text:span><text:span text:style-name="User_20_Entry"><text:span text:style-name="T248">en dezelfde stappen uitvoeren</text:span></text:span><text:span text:style-name="User_20_Entry"><text:span text:style-name="T244">.</text:span></text:span></text:p></text:note-body></text:note></text:span></text:span><text:span text:style-name="Strong_20_Emphasis"><text:span text:style-name="T94">.</text:span></text:span></text:p>
          </table:table-cell>
        </table:table-row>
        <table:table-row table:style-name="TableLine94522601083760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522601084048">
          <table:table-cell table:style-name="_31_._5f_Installatie_5f_voorbereiden.A1" office:value-type="string">
            <text:p text:style-name="P57"><text:span text:style-name="Strong_20_Emphasis"><text:span text:style-name="T99"><text:s/></text:span></text:span><text:span text:style-name="Strong_20_Emphasis"><text:span text:style-name="T150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99">Installeer </text:span></text:span><text:span text:style-name="Strong_20_Emphasis"><text:span text:style-name="T144">pakket kz </text:span></text:span><text:span text:style-name="Strong_20_Emphasis"><text:span text:style-name="T147">van Karel Zimmer </text:span></text:span><text:span text:style-name="Strong_20_Emphasis"><text:span text:style-name="T144">met </text:span></text:span><text:span text:style-name="Strong_20_Emphasis"><text:span text:style-name="T147">Linux documenten</text:span></text:span><text:span text:style-name="Strong_20_Emphasis"><text:span text:style-name="T146"> en </text:span></text:span><text:span text:style-name="Strong_20_Emphasis"><text:span text:style-name="T143">scripts </text:span></text:span><text:span text:style-name="Strong_20_Emphasis"><text:span text:style-name="T100">via </text:span></text:span><text:span text:style-name="Strong_20_Emphasis"><text:span text:style-name="T108">een </text:span></text:span><text:span text:style-name="Strong_20_Emphasis"><text:span text:style-name="T114">druk op de </text:span></text:span><text:span text:style-name="Strong_20_Emphasis"><text:span text:style-name="T111">Super</text:span></text:span><text:span text:style-name="Strong_20_Emphasis"><text:span text:style-name="T114">-toets</text:span></text:span><text:span text:style-name="Strong_20_Emphasis"><text:span text:style-name="T46"><text:note text:id="ftn4" text:note-class="footnote"><text:note-citation>4</text:note-citation><text:note-body><text:p text:style-name="P80"><text:span text:style-name="T258">D</text:span>e <text:span text:style-name="T389">Super</text:span>-toets <text:span text:style-name="T258">is </text:span>de Windows<text:span text:style-name="T393">-</text:span><text:span text:style-name="T388">toets</text:span>, <text:span text:style-name="T393">C</text:span>ommand-<text:span text:style-name="T388">toets</text:span>, of <text:span text:style-name="T393">V</text:span>ergrootglas-toets.</text:p></text:note-body></text:note></text:span></text:span><text:span text:style-name="Strong_20_Emphasis"><text:span text:style-name="T108">, </text:span></text:span><text:span text:style-name="Strong_20_Emphasis"><text:span text:style-name="T121">t</text:span></text:span><text:span text:style-name="Strong_20_Emphasis"><text:span text:style-name="T113">yp </text:span></text:span><text:span text:style-name="Strong_20_Emphasis"><text:span text:style-name="T192">ter</text:span></text:span><text:span text:style-name="Strong_20_Emphasis"><text:span text:style-name="T193">m</text:span></text:span><text:span text:style-name="Strong_20_Emphasis"><text:span text:style-name="T102"> </text:span></text:span><text:span text:style-name="Strong_20_Emphasis"><text:span text:style-name="T122">e</text:span></text:span><text:span text:style-name="Strong_20_Emphasis"><text:span text:style-name="T100">n </text:span></text:span><text:span text:style-name="Strong_20_Emphasis"><text:span text:style-name="T116">k</text:span></text:span><text:span text:style-name="Strong_20_Emphasis"><text:span text:style-name="T100">lik op het pictogram van </text:span></text:span><text:span text:style-name="Strong_20_Emphasis"><text:span text:style-name="T194">Terminalvenster</text:span></text:span><text:span text:style-name="Strong_20_Emphasis"><text:span text:style-name="T102">.</text:span></text:span></text:p>
          </table:table-cell>
        </table:table-row>
        <table:table-row table:style-name="TableLine94522601084336">
          <table:table-cell table:style-name="_31_._5f_Installatie_5f_voorbereiden.A1" office:value-type="string">
            <text:p text:style-name="P71"><text:span text:style-name="Strong_20_Emphasis"><text:span text:style-name="T99"/></text:span></text:p>
          </table:table-cell>
          <table:table-cell table:style-name="_31_._5f_Installatie_5f_voorbereiden.A1" office:value-type="string">
            <text:p text:style-name="P61"><text:span text:style-name="T418">Typ</text:span><text:span text:style-name="Strong_20_Emphasis"><text:span text:style-name="T103">, of </text:span></text:span><text:span text:style-name="Strong_20_Emphasis"><text:span text:style-name="T102">kopieer en plak, de</text:span></text:span><text:span text:style-name="Strong_20_Emphasis"><text:span text:style-name="T104">z</text:span></text:span><text:span text:style-name="Strong_20_Emphasis"><text:span text:style-name="T102">e </text:span></text:span><text:span text:style-name="Strong_20_Emphasis"><text:span text:style-name="T105">twee </text:span></text:span><text:span text:style-name="Strong_20_Emphasis"><text:span text:style-name="T102">opdrachten, ieder gevolgd door de </text:span></text:span><text:span text:style-name="Strong_20_Emphasis"><text:span text:style-name="T101">Enter</text:span></text:span><text:span text:style-name="Strong_20_Emphasis"><text:span text:style-name="T100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522601084624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6"><text:span text:style-name="T418">V</text:span><text:span text:style-name="Strong_20_Emphasis"><text:span text:style-name="T106">olg </text:span></text:span><text:span text:style-name="Strong_20_Emphasis"><text:span text:style-name="T107">de aanwijzingen op het scherm.</text:span></text:span></text:p>
          </table:table-cell>
        </table:table-row>
        <table:table-row table:style-name="TableLine94522601084912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522601085200">
          <table:table-cell table:style-name="_31_._5f_Installatie_5f_voorbereiden.A1" office:value-type="string">
            <text:p text:style-name="P57"><text:span text:style-name="Strong_20_Emphasis"><text:span text:style-name="T99"><text:s/></text:span></text:span><text:span text:style-name="Strong_20_Emphasis"><text:span text:style-name="Strong_20_Emphasis"><text:span text:style-name="T150"><draw:control text:anchor-type="as-char" draw:z-index="1" draw:name="Vorm6" draw:style-name="gr1" draw:text-style-name="P10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08">Bereid de installatie voor </text:span></text:span><text:span text:style-name="Strong_20_Emphasis"><text:span text:style-name="T100">via </text:span></text:span><text:span text:style-name="Strong_20_Emphasis"><text:span text:style-name="T108">een </text:span></text:span><text:span text:style-name="Strong_20_Emphasis"><text:span text:style-name="T109">druk </text:span></text:span><text:span text:style-name="Strong_20_Emphasis"><text:span text:style-name="T110">op de </text:span></text:span><text:span text:style-name="Strong_20_Emphasis"><text:span text:style-name="T111">Super</text:span></text:span><text:span text:style-name="Strong_20_Emphasis"><text:span text:style-name="T110">-toets</text:span></text:span><text:span text:style-name="Strong_20_Emphasis"><text:span text:style-name="T47"><text:note-ref text:note-class="footnote" text:reference-format="text" text:ref-name="ftn4">4</text:note-ref>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113">yp </text:span></text:span><text:span text:style-name="Strong_20_Emphasis"><text:span text:style-name="T185">men</text:span></text:span><text:span text:style-name="Strong_20_Emphasis"><text:span text:style-name="T186">u</text:span></text:span><text:span text:style-name="Strong_20_Emphasis"><text:span text:style-name="T114"> </text:span></text:span><text:span text:style-name="Strong_20_Emphasis"><text:span text:style-name="T115">e</text:span></text:span><text:span text:style-name="Strong_20_Emphasis"><text:span text:style-name="T100">n </text:span></text:span><text:span text:style-name="Strong_20_Emphasis"><text:span text:style-name="T116">k</text:span></text:span><text:span text:style-name="Strong_20_Emphasis"><text:span text:style-name="T100">lik op het pictogram van</text:span></text:span><text:span text:style-name="Strong_20_Emphasis"><text:span text:style-name="T151"> </text:span></text:span><text:span text:style-name="Strong_20_Emphasis"><text:span text:style-name="T223">Installatiem</text:span></text:span><text:span text:style-name="Strong_20_Emphasis"><text:span text:style-name="T224">enu</text:span></text:span><text:span text:style-name="Strong_20_Emphasis"><text:span text:style-name="T110">.</text:span></text:span></text:p>
          </table:table-cell>
        </table:table-row>
        <table:table-row table:style-name="TableLine94522601085488">
          <table:table-cell table:style-name="_31_._5f_Installatie_5f_voorbereiden.A1" office:value-type="string">
            <text:p text:style-name="P72"><text:span text:style-name="Strong_20_Emphasis"><text:span text:style-name="T99"/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17">K</text:span></text:span><text:span text:style-name="Strong_20_Emphasis"><text:span text:style-name="T118">ie</text:span></text:span><text:span text:style-name="Strong_20_Emphasis"><text:span text:style-name="T119">s</text:span></text:span><text:span text:style-name="Strong_20_Emphasis"><text:span text:style-name="T107"> </text:span></text:span><text:span text:style-name="Strong_20_Emphasis"><text:span text:style-name="T225">1</text:span></text:span><text:span text:style-name="Strong_20_Emphasis"><text:span text:style-name="T226"> </text:span></text:span><text:span text:style-name="Strong_20_Emphasis"><text:span text:style-name="T227">In</text:span></text:span><text:span text:style-name="Strong_20_Emphasis"><text:span text:style-name="T201">stallatie voorbereiden</text:span></text:span><text:span text:style-name="Strong_20_Emphasis"><text:span text:style-name="T120"> </text:span></text:span><text:span text:style-name="Strong_20_Emphasis"><text:span text:style-name="T106">en volg </text:span></text:span><text:span text:style-name="Strong_20_Emphasis"><text:span text:style-name="T107">de aanwijzingen op het scherm.</text:span></text:span></text:p>
          </table:table-cell>
        </table:table-row>
      </table:table>
      <text:p text:style-name="P15"/>
      <text:list xml:id="list80921686710486" text:continue-numbering="true" text:style-name="L1">
        <text:list-item>
          <text:p text:style-name="P99"><text:bookmark-start text:name="__RefNumPara__4009_1271708128"/><text:span text:style-name="Strong_20_Emphasis"><text:span text:style-name="T397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22600983760">
          <table:table-cell table:style-name="_32_._5f_Installatie_5f_uitvoeren.A1" office:value-type="string">
            <text:p text:style-name="P57"><text:span text:style-name="Strong_20_Emphasis"><text:span text:style-name="T99"><text:s/></text:span></text:span><text:span text:style-name="Strong_20_Emphasis"><text:span text:style-name="T150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9">Start de computer op vanaf </text:span><text:span text:style-name="T322">een </text:span><text:span text:style-name="T322"><text:reference-ref text:reference-format="text" text:ref-name="Distributie">Ubuntu</text:reference-ref></text:span><text:span text:style-name="T322"><text:s/></text:span><text:span text:style-name="T9"><text:reference-ref text:reference-format="text" text:ref-name="Versie">22.04</text:reference-ref></text:span><text:span text:style-name="T250"><text:s/></text:span><text:span text:style-name="T250"><text:reference-ref text:reference-format="text" text:ref-name="Editie">desktop</text:reference-ref></text:span><text:span text:style-name="T250"><text:s/>Live</text:span><text:span text:style-name="T250"><text:note text:id="ftn5" text:note-class="footnote"><text:note-citation>1</text:note-citation><text:note-body><text:p text:style-name="P79"><text:span text:style-name="T383">Vanaf ee</text:span>n Live <text:span text:style-name="T387">USB-stick </text:span><text:span text:style-name="T432">(</text:span><text:span text:style-name="T387">of </text:span><text:span text:style-name="T433">cd/dvd</text:span><text:span text:style-name="T432">)</text:span><text:span text:style-name="T3"> </text:span>kunt <text:span text:style-name="T383">u opstarten en</text:span> met <text:reference-ref text:reference-format="text" text:ref-name="Distributie">Ubuntu</text:reference-ref><text:s/>werken zonder deze te installeren.</text:p></text:note-body></text:note></text:span><text:span text:style-name="T250"> </text:span><text:span text:style-name="T251">USB-stick</text:span><text:span text:style-name="T251"><text:note text:id="ftn6" text:note-class="footnote"><text:note-citation>2</text:note-citation><text:note-body><text:p text:style-name="P81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385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384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50">.</text:span></text:p>
            <text:p text:style-name="P50"><text:span text:style-name="T235">Opstartmenu/</text:span><text:span text:style-name="T236">boot menu</text:span><text:span text:style-name="T235"> </text:span><text:span text:style-name="T234">via </text:span><text:span text:style-name="Definition"><text:span text:style-name="T427">opstartmenu</text:span></text:span><text:span text:style-name="T234">, </text:span><text:span text:style-name="T235">instellingen/</text:span><text:span text:style-name="T236">setup</text:span><text:span text:style-name="T234"> via </text:span><text:span text:style-name="Definition"><text:span text:style-name="T419">instellingen</text:span></text:span><text:span text:style-name="T234">.</text:span></text:p>
          </table:table-cell>
        </table:table-row>
        <table:table-row table:style-name="TableLine94522601062496">
          <table:table-cell table:style-name="_32_._5f_Installatie_5f_uitvoeren.A1" office:value-type="string">
            <text:p text:style-name="P57"><text:span text:style-name="Strong_20_Emphasis"><text:span text:style-name="T99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52">Kies</text:span></text:span><text:span text:style-name="Strong_20_Emphasis"><text:span text:style-name="T49"> </text:span></text:span><text:span text:style-name="Strong_20_Emphasis"><text:span text:style-name="T153">als</text:span></text:span><text:span text:style-name="Strong_20_Emphasis"><text:span text:style-name="T50"> </text:span></text:span><text:span text:style-name="Strong_20_Emphasis"><text:span text:style-name="T51">mogelijk</text:span></text:span><text:span text:style-name="Strong_20_Emphasis"><text:span text:style-name="T49"> </text:span></text:span><text:span text:style-name="Strong_20_Emphasis"><text:span text:style-name="T52">met pijltjes-toetsen</text:span></text:span><text:span text:style-name="Strong_20_Emphasis"><text:span text:style-name="T53"> </text:span></text:span><text:span text:style-name="Strong_20_Emphasis"><text:span text:style-name="T195">Nederlands</text:span></text:span><text:span text:style-name="Strong_20_Emphasis"><text:span text:style-name="T54"> </text:span></text:span><text:span text:style-name="Strong_20_Emphasis"><text:span text:style-name="T52">en druk op </text:span></text:span><text:span text:style-name="Strong_20_Emphasis"><text:span text:style-name="T55">de </text:span></text:span><text:span text:style-name="Strong_20_Emphasis"><text:span text:style-name="T56">Enter</text:span></text:span><text:span text:style-name="Strong_20_Emphasis"><text:span text:style-name="T55">-toets.</text:span></text:span></text:p>
          </table:table-cell>
        </table:table-row>
        <table:table-row table:style-name="TableLine94522601065008">
          <table:table-cell table:style-name="_32_._5f_Installatie_5f_uitvoeren.A1" office:value-type="string">
            <text:p text:style-name="P57"><text:span text:style-name="Strong_20_Emphasis"><text:span text:style-name="T418"/></text:span></text:p>
          </table:table-cell>
          <table:table-cell table:style-name="_32_._5f_Installatie_5f_uitvoeren.A1" office:value-type="string">
            <text:p text:style-name="P19"><text:span text:style-name="T321">Kies </text:span><text:span text:style-name="T308">Ubuntu installeren </text:span><text:span text:style-name="Strong_20_Emphasis"><text:span text:style-name="T153">en druk op </text:span></text:span><text:span text:style-name="Strong_20_Emphasis"><text:span text:style-name="T154">de </text:span></text:span><text:span text:style-name="Strong_20_Emphasis"><text:span text:style-name="T155">Enter</text:span></text:span><text:span text:style-name="Strong_20_Emphasis"><text:span text:style-name="T154">-toets</text:span></text:span><text:span text:style-name="T321">.</text:span></text:p>
          </table:table-cell>
        </table:table-row>
        <table:table-row table:style-name="TableLine9452260127206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18"><text:s/></text:span></text:span><text:span text:style-name="T99"><draw:control text:anchor-type="as-char" draw:z-index="3" draw:name="Vorm12" draw:style-name="gr1" draw:text-style-name="P101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57">Op het </text:span></text:span><text:span text:style-name="Strong_20_Emphasis"><text:span text:style-name="T58">scherm </text:span></text:span><text:span text:style-name="Strong_20_Emphasis"><text:span text:style-name="T210">Wel</text:span></text:span><text:span text:style-name="Strong_20_Emphasis"><text:span text:style-name="T199">k</text:span></text:span><text:span text:style-name="Strong_20_Emphasis"><text:span text:style-name="T211">om</text:span></text:span><text:span text:style-name="Strong_20_Emphasis"><text:span text:style-name="T59"> </text:span></text:span><text:span text:style-name="Strong_20_Emphasis"><text:span text:style-name="T57">kies </text:span></text:span><text:span text:style-name="Strong_20_Emphasis"><text:span text:style-name="T202">Nederlands</text:span></text:span><text:span text:style-name="Strong_20_Emphasis"><text:span text:style-name="T48"> en klik op</text:span></text:span><text:span text:style-name="Strong_20_Emphasis"><text:span text:style-name="T60"> </text:span></text:span><text:span text:style-name="Strong_20_Emphasis"><text:span text:style-name="T203">Verder</text:span></text:span><text:span text:style-name="Strong_20_Emphasis"><text:span text:style-name="T48">/</text:span></text:span><text:span text:style-name="Strong_20_Emphasis"><text:span text:style-name="T200">Ubuntu installeren</text:span></text:span><text:span text:style-name="Strong_20_Emphasis"><text:span text:style-name="T48">.</text:span></text:span></text:p>
          </table:table-cell>
        </table:table-row>
        <table:table-row table:style-name="TableLine94522601273424">
          <table:table-cell table:style-name="_32_._5f_Installatie_5f_uitvoeren.A1" office:value-type="string">
            <text:p text:style-name="P57"><text:span text:style-name="Strong_20_Emphasis"><text:span text:style-name="T418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59">O</text:span></text:span><text:span text:style-name="Strong_20_Emphasis"><text:span text:style-name="T160">p </text:span></text:span><text:span text:style-name="Strong_20_Emphasis"><text:span text:style-name="T161">het </text:span></text:span><text:span text:style-name="Strong_20_Emphasis"><text:span text:style-name="T162">scherm </text:span></text:span><text:span text:style-name="Strong_20_Emphasis"><text:span text:style-name="T212">Toetsenbord</text:span></text:span><text:span text:style-name="Strong_20_Emphasis"><text:span text:style-name="T213">indeling</text:span></text:span><text:span text:style-name="Strong_20_Emphasis"><text:span text:style-name="T162"> </text:span></text:span><text:span text:style-name="Strong_20_Emphasis"><text:span text:style-name="T163">controleer </text:span></text:span><text:span text:style-name="Strong_20_Emphasis"><text:span text:style-name="T164">de </text:span></text:span><text:span text:style-name="Strong_20_Emphasis"><text:span text:style-name="T165">te gebruiken </text:span></text:span><text:span text:style-name="Strong_20_Emphasis"><text:span text:style-name="T163">toetsenbordindeling </text:span></text:span><text:span text:style-name="Strong_20_Emphasis"><text:span text:style-name="T166">en </text:span></text:span><text:span text:style-name="Strong_20_Emphasis"><text:span text:style-name="T159">klik </text:span></text:span><text:span text:style-name="Strong_20_Emphasis"><text:span text:style-name="T162">op </text:span></text:span><text:span text:style-name="Strong_20_Emphasis"><text:span text:style-name="T207">Verder</text:span></text:span><text:span text:style-name="Strong_20_Emphasis"><text:span text:style-name="T162">.</text:span></text:span></text:p>
          </table:table-cell>
        </table:table-row>
        <table:table-row table:style-name="TableLine94522601258688">
          <table:table-cell table:style-name="_32_._5f_Installatie_5f_uitvoeren.A1" office:value-type="string">
            <text:p text:style-name="P57"><text:span text:style-name="Strong_20_Emphasis"><text:span text:style-name="T418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1">Als </text:span></text:span><text:span text:style-name="Strong_20_Emphasis"><text:span text:style-name="T62">het </text:span></text:span><text:span text:style-name="Strong_20_Emphasis"><text:span text:style-name="T63">het scherm </text:span></text:span><text:span text:style-name="Strong_20_Emphasis"><text:span text:style-name="T214">Draadloos</text:span></text:span><text:span text:style-name="Strong_20_Emphasis"><text:span text:style-name="T63"> </text:span></text:span><text:span text:style-name="Strong_20_Emphasis"><text:span text:style-name="T62">verschijnt, </text:span></text:span><text:span text:style-name="Strong_20_Emphasis"><text:span text:style-name="T64">kies</text:span></text:span><text:span text:style-name="Strong_20_Emphasis"><text:span text:style-name="T63"> </text:span></text:span><text:span text:style-name="Strong_20_Emphasis"><text:span text:style-name="T64">een draadloos netwerk, maak </text:span></text:span><text:span text:style-name="Strong_20_Emphasis"><text:span text:style-name="T48">verbinding, </text:span></text:span><text:span text:style-name="Strong_20_Emphasis"><text:span text:style-name="T65">en klik</text:span></text:span><text:span text:style-name="Strong_20_Emphasis"><text:span text:style-name="T48"> </text:span></text:span><text:span text:style-name="Strong_20_Emphasis"><text:span text:style-name="T66">op </text:span></text:span><text:span text:style-name="Strong_20_Emphasis"><text:span text:style-name="T203">Verder</text:span></text:span><text:span text:style-name="Strong_20_Emphasis"><text:span text:style-name="T48">.</text:span></text:span></text:p>
          </table:table-cell>
        </table:table-row>
        <table:table-row table:style-name="TableLine94522601259312">
          <table:table-cell table:style-name="_32_._5f_Installatie_5f_uitvoeren.A1" office:value-type="string">
            <text:p text:style-name="P57"><text:span text:style-name="Strong_20_Emphasis"><text:span text:style-name="T418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7">O</text:span></text:span><text:span text:style-name="Strong_20_Emphasis"><text:span text:style-name="T68">p het scherm </text:span></text:span><text:span text:style-name="Strong_20_Emphasis"><text:span text:style-name="T215">Bijgewerkte pakketten en andere programmatuur</text:span></text:span><text:span text:style-name="Strong_20_Emphasis"><text:span text:style-name="T216"> </text:span></text:span><text:span text:style-name="T48">klik op </text:span><text:span text:style-name="Strong_20_Emphasis"><text:span text:style-name="T202">Verder</text:span></text:span><text:span text:style-name="Strong_20_Emphasis"><text:span text:style-name="T48">.</text:span></text:span></text:p>
          </table:table-cell>
        </table:table-row>
        <table:table-row table:style-name="TableLine9452260125993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522601260560">
          <table:table-cell table:style-name="_32_._5f_Installatie_5f_uitvoeren.A1" office:value-type="string">
            <text:p text:style-name="P57"><text:span text:style-name="Strong_20_Emphasis"><text:span text:style-name="T418"><text:s/></text:span></text:span><text:span text:style-name="T99"><draw:control text:anchor-type="as-char" draw:z-index="4" draw:name="Vorm16" draw:style-name="gr1" draw:text-style-name="P101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67">O</text:span></text:span><text:span text:style-name="Strong_20_Emphasis"><text:span text:style-name="T69">p het scherm </text:span></text:span><text:span text:style-name="Strong_20_Emphasis"><text:span text:style-name="T217">Installatietype</text:span></text:span><text:span text:style-name="Strong_20_Emphasis"><text:span text:style-name="T167"> </text:span></text:span><text:span text:style-name="Strong_20_Emphasis"><text:span text:style-name="T168">selecteer</text:span></text:span><text:span text:style-name="Strong_20_Emphasis"><text:span text:style-name="T169"> </text:span></text:span><text:span text:style-name="Strong_20_Emphasis"><text:span text:style-name="T326">het gewenste </text:span></text:span><text:span text:style-name="Strong_20_Emphasis"><text:span text:style-name="T343">Installatie type</text:span></text:span><text:span text:style-name="Strong_20_Emphasis"><text:span text:style-name="T326">.</text:span></text:span></text:p>
          </table:table-cell>
        </table:table-row>
        <table:table-row table:style-name="TableLine9452260126643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5"><text:span text:style-name="Strong_20_Emphasis"><text:span text:style-name="T327">K</text:span></text:span><text:span text:style-name="Strong_20_Emphasis"><text:span text:style-name="T70">lik </text:span></text:span><text:span text:style-name="Strong_20_Emphasis"><text:span text:style-name="T71">op</text:span></text:span><text:span text:style-name="Strong_20_Emphasis"><text:span text:style-name="T70"> </text:span></text:span><text:span text:style-name="Strong_20_Emphasis"><text:span text:style-name="T208">I</text:span></text:span><text:span text:style-name="Strong_20_Emphasis"><text:span text:style-name="T209">nstalle</text:span></text:span><text:span text:style-name="Strong_20_Emphasis"><text:span text:style-name="T208">e</text:span></text:span><text:span text:style-name="Strong_20_Emphasis"><text:span text:style-name="T209">r </text:span></text:span><text:span text:style-name="Strong_20_Emphasis"><text:span text:style-name="T208">nu</text:span></text:span><text:span text:style-name="Strong_20_Emphasis"><text:span text:style-name="T70">, </text:span></text:span><text:span text:style-name="Strong_20_Emphasis"><text:span text:style-name="T87">of klik op </text:span></text:span><text:span text:style-name="Strong_20_Emphasis"><text:span text:style-name="T196">Verder</text:span></text:span><text:span text:style-name="Strong_20_Emphasis"><text:span text:style-name="T87"> en </text:span></text:span><text:span text:style-name="Strong_20_Emphasis"><text:span text:style-name="T157">c</text:span></text:span><text:span text:style-name="Strong_20_Emphasis"><text:span text:style-name="T72">ontroleer de </text:span></text:span><text:span text:style-name="Strong_20_Emphasis"><text:span text:style-name="T73">voorgestelde </text:span></text:span><text:span text:style-name="Strong_20_Emphasis"><text:span text:style-name="T72">schijfindelin</text:span></text:span><text:span text:style-name="Strong_20_Emphasis"><text:span text:style-name="T74">g,</text:span></text:span><text:span text:style-name="Strong_20_Emphasis"><text:span text:style-name="T72"> </text:span></text:span><text:span text:style-name="Strong_20_Emphasis"><text:span text:style-name="T75">kies de gewenste schijf, </text:span></text:span><text:span text:style-name="Strong_20_Emphasis"><text:span text:style-name="T74">en </text:span></text:span><text:span text:style-name="Strong_20_Emphasis"><text:span text:style-name="T180">k</text:span></text:span><text:span text:style-name="Strong_20_Emphasis"><text:span text:style-name="T181">lik op </text:span></text:span><text:span text:style-name="Strong_20_Emphasis"><text:span text:style-name="T208">I</text:span></text:span><text:span text:style-name="Strong_20_Emphasis"><text:span text:style-name="T209">nstalle</text:span></text:span><text:span text:style-name="Strong_20_Emphasis"><text:span text:style-name="T208">e</text:span></text:span><text:span text:style-name="Strong_20_Emphasis"><text:span text:style-name="T209">r </text:span></text:span><text:span text:style-name="Strong_20_Emphasis"><text:span text:style-name="T208">nu</text:span></text:span><text:span text:style-name="Strong_20_Emphasis"><text:span text:style-name="T181">.</text:span></text:span></text:p>
          </table:table-cell>
        </table:table-row>
        <table:table-row table:style-name="TableLine94522601267056">
          <table:table-cell table:style-name="_32_._5f_Installatie_5f_uitvoeren.A1" office:value-type="string">
            <text:p text:style-name="P74"><text:span text:style-name="Strong_20_Emphasis"><text:span text:style-name="T418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7">O</text:span></text:span><text:span text:style-name="Strong_20_Emphasis"><text:span text:style-name="T69">p het scherm </text:span></text:span><text:span text:style-name="Strong_20_Emphasis"><text:span text:style-name="T217">Wilt u deze aanpassingen wegschrijven naar de schijven? </text:span></text:span><text:span text:style-name="Strong_20_Emphasis"><text:span text:style-name="T76">controleer de </text:span></text:span><text:span text:style-name="Strong_20_Emphasis"><text:span text:style-name="T77">partities</text:span></text:span><text:span text:style-name="Strong_20_Emphasis"><text:span text:style-name="T76"> </text:span></text:span><text:span text:style-name="Strong_20_Emphasis"><text:span text:style-name="T78">die </text:span></text:span><text:span text:style-name="Strong_20_Emphasis"><text:span text:style-name="T79">geformatteerd</text:span></text:span><text:span text:style-name="Strong_20_Emphasis"><text:span text:style-name="T78"> worden </text:span></text:span><text:span text:style-name="Strong_20_Emphasis"><text:span text:style-name="T76">en </text:span></text:span><text:span text:style-name="Strong_20_Emphasis"><text:span text:style-name="T67">klik </text:span></text:span><text:span text:style-name="Strong_20_Emphasis"><text:span text:style-name="T70">op </text:span></text:span><text:span text:style-name="Strong_20_Emphasis"><text:span text:style-name="T204">Verder</text:span></text:span><text:span text:style-name="Strong_20_Emphasis"><text:span text:style-name="T70">.</text:span></text:span></text:p>
          </table:table-cell>
        </table:table-row>
        <table:table-row table:style-name="TableLine94522601267680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522601268304">
          <table:table-cell table:style-name="_32_._5f_Installatie_5f_uitvoeren.A1" office:value-type="string">
            <text:p text:style-name="P57"><text:span text:style-name="Strong_20_Emphasis"><text:span text:style-name="T418"><text:s/></text:span></text:span><text:span text:style-name="T99"><draw:control text:anchor-type="as-char" draw:z-index="5" draw:name="Vorm19" draw:style-name="gr1" draw:text-style-name="P101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28">O</text:span></text:span><text:span text:style-name="Strong_20_Emphasis"><text:span text:style-name="T329">p </text:span></text:span><text:span text:style-name="Strong_20_Emphasis"><text:span text:style-name="T330">het </text:span></text:span><text:span text:style-name="Strong_20_Emphasis"><text:span text:style-name="T331">scherm </text:span></text:span><text:span text:style-name="Strong_20_Emphasis"><text:span text:style-name="T344">Waar bevindt u zich?</text:span></text:span><text:span text:style-name="Strong_20_Emphasis"><text:span text:style-name="T331"> </text:span></text:span><text:span text:style-name="Strong_20_Emphasis"><text:span text:style-name="T332">controleer </text:span></text:span><text:span text:style-name="Strong_20_Emphasis"><text:span text:style-name="T333">de </text:span></text:span><text:span text:style-name="Strong_20_Emphasis"><text:span text:style-name="T332">locatie en </text:span></text:span><text:span text:style-name="Strong_20_Emphasis"><text:span text:style-name="T328">klik </text:span></text:span><text:span text:style-name="Strong_20_Emphasis"><text:span text:style-name="T331">op </text:span></text:span><text:span text:style-name="Strong_20_Emphasis"><text:span text:style-name="T344">Verder</text:span></text:span><text:span text:style-name="Strong_20_Emphasis"><text:span text:style-name="T331">.</text:span></text:span></text:p>
          </table:table-cell>
        </table:table-row>
        <table:table-row table:style-name="TableLine94522601263744">
          <table:table-cell table:style-name="_32_._5f_Installatie_5f_uitvoeren.A1" office:value-type="string">
            <text:p text:style-name="P57"><text:span text:style-name="Strong_20_Emphasis"><text:span text:style-name="T418"/></text:span></text:p>
          </table:table-cell>
          <table:table-cell table:style-name="_32_._5f_Installatie_5f_uitvoeren.A1" office:value-type="string">
            <text:p text:style-name="P7"><text:span text:style-name="T345">Op </text:span><text:span text:style-name="T346">het </text:span><text:span text:style-name="T344">scherm </text:span><text:span text:style-name="Strong_20_Emphasis"><text:span text:style-name="T344">Wie bent u?</text:span></text:span><text:span text:style-name="T344"> </text:span><text:span text:style-name="T345">vul </text:span><text:span text:style-name="T347">in </text:span><text:span text:style-name="Strong_20_Emphasis"><text:span text:style-name="T348">Uw n</text:span></text:span><text:span text:style-name="Strong_20_Emphasis"><text:span text:style-name="T349">aam</text:span></text:span><text:span text:style-name="Strong_20_Emphasis"><text:span text:style-name="T334"> </text:span></text:span><text:span text:style-name="Definition"><text:span text:style-name="T420">gebruiker</text:span></text:span><text:span text:style-name="Strong_20_Emphasis"><text:span text:style-name="T335">, <text:line-break/></text:span></text:span><text:span text:style-name="Strong_20_Emphasis"><text:span text:style-name="T349">Naam </text:span></text:span><text:span text:style-name="Strong_20_Emphasis"><text:span text:style-name="T348">van uw </text:span></text:span><text:span text:style-name="Strong_20_Emphasis"><text:span text:style-name="T350">computer</text:span></text:span><text:span text:style-name="Definition"><text:span text:style-name="T416"> </text:span></text:span><text:span text:style-name="Definition"><text:span text:style-name="T420">computernaam</text:span></text:span><text:span text:style-name="Strong_20_Emphasis"><text:span text:style-name="T334">,<text:line-break/></text:span></text:span><text:span text:style-name="Strong_20_Emphasis"><text:span text:style-name="T348">Kies een g</text:span></text:span><text:span text:style-name="Strong_20_Emphasis"><text:span text:style-name="T350">ebruikersnaam</text:span></text:span><text:span text:style-name="Strong_20_Emphasis"><text:span text:style-name="T334"> </text:span></text:span><text:span text:style-name="Definition"><text:span text:style-name="T420">gebruikersnaam</text:span></text:span><text:span text:style-name="Strong_20_Emphasis"><text:span text:style-name="T334">,<text:line-break/></text:span></text:span><text:span text:style-name="Strong_20_Emphasis"><text:span text:style-name="T336">g</text:span></text:span><text:span text:style-name="Strong_20_Emphasis"><text:span text:style-name="T325">eef tweemaal een </text:span></text:span><text:span text:style-name="Strong_20_Emphasis"><text:span text:style-name="T342">wachtwoord</text:span></text:span><text:span text:style-name="Strong_20_Emphasis"><text:span text:style-name="T325">,</text:span></text:span><text:span text:style-name="Strong_20_Emphasis"><text:span text:style-name="T339"> </text:span></text:span><text:span text:style-name="Strong_20_Emphasis"><text:span text:style-name="T340">en</text:span></text:span><text:span text:style-name="Strong_20_Emphasis"><text:span text:style-name="T339"> </text:span></text:span><text:span text:style-name="Strong_20_Emphasis"><text:span text:style-name="T341">k</text:span></text:span><text:span text:style-name="Strong_20_Emphasis"><text:span text:style-name="T325">lik op </text:span></text:span><text:span text:style-name="Strong_20_Emphasis"><text:span text:style-name="T342">Verder</text:span></text:span><text:span text:style-name="Strong_20_Emphasis"><text:span text:style-name="T325">.</text:span></text:span></text:p>
          </table:table-cell>
        </table:table-row>
        <table:table-row table:style-name="TableLine9452260126436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22601264992">
          <table:table-cell table:style-name="_32_._5f_Installatie_5f_uitvoeren.A1" office:value-type="string">
            <text:p text:style-name="P57"><text:span text:style-name="Strong_20_Emphasis"><text:span text:style-name="T418"><text:s/></text:span></text:span><text:span text:style-name="T99"><draw:control text:anchor-type="as-char" draw:z-index="6" draw:name="Vorm21" draw:style-name="gr1" draw:text-style-name="P101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7">O</text:span></text:span><text:span text:style-name="Strong_20_Emphasis"><text:span text:style-name="T338">p het scherm </text:span></text:span><text:span text:style-name="Strong_20_Emphasis"><text:span text:style-name="T351">Installatie voltooid</text:span></text:span><text:span text:style-name="Strong_20_Emphasis"><text:span text:style-name="T338"> </text:span></text:span><text:span text:style-name="Strong_20_Emphasis"><text:span text:style-name="T337">klik </text:span></text:span><text:span text:style-name="Strong_20_Emphasis"><text:span text:style-name="T325">op </text:span></text:span><text:span text:style-name="Strong_20_Emphasis"><text:span text:style-name="T342">Nu herstarten</text:span></text:span><text:span text:style-name="Strong_20_Emphasis"><text:span text:style-name="T325">.</text:span></text:span></text:p>
          </table:table-cell>
        </table:table-row>
        <table:table-row table:style-name="TableLine9452260126561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22601185872">
          <table:table-cell table:style-name="_32_._5f_Installatie_5f_uitvoeren.A1" office:value-type="string">
            <text:p text:style-name="P57"><text:span text:style-name="Strong_20_Emphasis"><text:span text:style-name="T99"><text:s/></text:span></text:span><text:span text:style-name="Strong_20_Emphasis"><text:span text:style-name="T150"><draw:control text:anchor-type="as-char" draw:z-index="7" draw:name="Vorm22" draw:style-name="gr1" draw:text-style-name="P10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70">Verwijder </text:span></text:span><text:span text:style-name="Strong_20_Emphasis"><text:span text:style-name="T171">het </text:span></text:span><text:span text:style-name="Strong_20_Emphasis"><text:span text:style-name="T170">installatiemedium </text:span></text:span><text:span text:style-name="Strong_20_Emphasis"><text:span text:style-name="T172">en</text:span></text:span><text:span text:style-name="Strong_20_Emphasis"><text:span text:style-name="T170"> </text:span></text:span><text:span text:style-name="Strong_20_Emphasis"><text:span text:style-name="T173">druk </text:span></text:span><text:span text:style-name="Strong_20_Emphasis"><text:span text:style-name="T174">op</text:span></text:span><text:span text:style-name="Strong_20_Emphasis"><text:span text:style-name="T173"> </text:span></text:span><text:span text:style-name="Strong_20_Emphasis"><text:span text:style-name="T154">de </text:span></text:span><text:span text:style-name="Strong_20_Emphasis"><text:span text:style-name="T155">Enter</text:span></text:span><text:span text:style-name="Strong_20_Emphasis"><text:span text:style-name="T154">-toets</text:span></text:span><text:span text:style-name="Strong_20_Emphasis"><text:span text:style-name="T175">.</text:span></text:span></text:p>
          </table:table-cell>
        </table:table-row>
      </table:table>
      <text:p text:style-name="P49"><text:span text:style-name="Strong_20_Emphasis"><text:span text:style-name="T173"/></text:span></text:p>
      <text:list xml:id="list80921165450725" text:continue-numbering="true" text:style-name="L1">
        <text:list-item>
          <text:p text:style-name="P97"><text:span text:style-name="Strong_20_Emphasis"><text:span text:style-name="T218">Installatie </text:span></text:span><text:span text:style-name="Strong_20_Emphasis"><text:span text:style-name="T219">afronden</text:span></text:span></text:p>
        </text:list-item>
      </text:list>
      <text:p text:style-name="P53"><text:span text:style-name="Strong_20_Emphasis"><text:span text:style-name="T8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22600934384">
          <table:table-cell table:style-name="_33_._5f_Installatie_5f_afronden.A1" office:value-type="string">
            <text:p text:style-name="P58"><text:span text:style-name="Strong_20_Emphasis"><text:span text:style-name="T99"><text:s/></text:span></text:span><text:span text:style-name="Strong_20_Emphasis"><text:span text:style-name="T150"><draw:control text:anchor-type="as-char" draw:z-index="8" draw:name="Vorm24" draw:style-name="gr1" draw:text-style-name="P101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0">Aanmelden als </text:span></text:span><text:span text:style-name="Definition"><text:span text:style-name="T406">gebruiker</text:span></text:span><text:span text:style-name="Strong_20_Emphasis"><text:span text:style-name="T80">.</text:span></text:span></text:p>
          </table:table-cell>
        </table:table-row>
        <table:table-row table:style-name="TableLine945226014736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76"/></text:span></text:p>
          </table:table-cell>
        </table:table-row>
        <table:table-row table:style-name="TableLine94522601373040">
          <table:table-cell table:style-name="_33_._5f_Installatie_5f_afronden.A1" office:value-type="string">
            <text:p text:style-name="P58"><text:span text:style-name="Strong_20_Emphasis"><text:span text:style-name="T99"><text:s/></text:span></text:span><text:span text:style-name="Strong_20_Emphasis"><text:span text:style-name="T150"><draw:control text:anchor-type="as-char" draw:z-index="9" draw:name="Vorm25" draw:style-name="gr1" draw:text-style-name="P101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67">O</text:span></text:span><text:span text:style-name="Strong_20_Emphasis"><text:span text:style-name="T69">p </text:span></text:span><text:span text:style-name="Strong_20_Emphasis"><text:span text:style-name="T81">de schermen volg de aanwijzingen en klik op </text:span></text:span><text:span text:style-name="Strong_20_Emphasis"><text:span text:style-name="T197">Overslaan</text:span></text:span><text:span text:style-name="Strong_20_Emphasis"><text:span text:style-name="T90"> en </text:span></text:span><text:span text:style-name="Strong_20_Emphasis"><text:span text:style-name="T220">Volgende</text:span></text:span><text:span text:style-name="Strong_20_Emphasis"><text:span text:style-name="T176">.</text:span></text:span></text:p>
          </table:table-cell>
        </table:table-row>
        <table:table-row table:style-name="TableLine94522594909152">
          <table:table-cell table:style-name="_33_._5f_Installatie_5f_afronden.A1" office:value-type="string">
            <text:p text:style-name="P58"><text:span text:style-name="Strong_20_Emphasis"><text:span text:style-name="T99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67">O</text:span></text:span><text:span text:style-name="Strong_20_Emphasis"><text:span text:style-name="T69">p het </text:span></text:span><text:span text:style-name="Strong_20_Emphasis"><text:span text:style-name="T81">laatste </text:span></text:span><text:span text:style-name="Strong_20_Emphasis"><text:span text:style-name="T69">scherm </text:span></text:span><text:span text:style-name="Strong_20_Emphasis"><text:span text:style-name="T221">Klaar om te beginnen </text:span></text:span><text:span text:style-name="Strong_20_Emphasis"><text:span text:style-name="T176">klik op </text:span></text:span><text:span text:style-name="Strong_20_Emphasis"><text:span text:style-name="T220">Vol</text:span></text:span><text:span text:style-name="Strong_20_Emphasis"><text:span text:style-name="T222">tooid</text:span></text:span><text:span text:style-name="Strong_20_Emphasis"><text:span text:style-name="T176">.</text:span></text:span></text:p>
          </table:table-cell>
        </table:table-row>
        <table:table-row table:style-name="TableLine9452260138955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22601436592">
          <table:table-cell table:style-name="_33_._5f_Installatie_5f_afronden.A1" office:value-type="string">
            <text:p text:style-name="P58"><text:span text:style-name="Strong_20_Emphasis"><text:span text:style-name="T99"><text:s/></text:span></text:span><text:span text:style-name="Strong_20_Emphasis"><text:span text:style-name="T150"><draw:control text:anchor-type="as-char" draw:z-index="10" draw:name="Vorm27" draw:style-name="gr1" draw:text-style-name="P101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82">Voeg </text:span></text:span><text:span text:style-name="Strong_20_Emphasis"><text:span text:style-name="T83">eventuele </text:span></text:span><text:span text:style-name="Strong_20_Emphasis"><text:span text:style-name="T84">extra </text:span></text:span><text:span text:style-name="Strong_20_Emphasis"><text:span text:style-name="T198">Standaard</text:span></text:span><text:span text:style-name="Strong_20_Emphasis"><text:span text:style-name="T91"> of </text:span></text:span><text:span text:style-name="Strong_20_Emphasis"><text:span text:style-name="T198">Beheerder</text:span></text:span><text:span text:style-name="Strong_20_Emphasis"><text:span text:style-name="T84"> </text:span></text:span><text:span text:style-name="Definition"><text:span text:style-name="T5">gebruiker</text:span></text:span><text:span text:style-name="Strong_20_Emphasis"><text:span text:style-name="T177">s</text:span></text:span><text:span text:style-name="Strong_20_Emphasis"><text:span text:style-name="T179"> </text:span></text:span><text:span text:style-name="Strong_20_Emphasis"><text:span text:style-name="T178">toe </text:span></text:span><text:span text:style-name="Strong_20_Emphasis"><text:span text:style-name="T100">via </text:span></text:span><text:span text:style-name="Strong_20_Emphasis"><text:span text:style-name="T108">een </text:span></text:span><text:span text:style-name="Strong_20_Emphasis"><text:span text:style-name="T114">druk op de </text:span></text:span><text:span text:style-name="Strong_20_Emphasis"><text:span text:style-name="T111">Super</text:span></text:span><text:span text:style-name="Strong_20_Emphasis"><text:span text:style-name="T114">-toets</text:span></text:span><text:span text:style-name="Strong_20_Emphasis"><text:span text:style-name="T114"><text:note text:id="ftn7" text:note-class="footnote"><text:note-citation>1</text:note-citation><text:note-body><text:p text:style-name="P47"><text:span text:style-name="T272">De </text:span><text:span text:style-name="T273">Super</text:span><text:span text:style-name="T272">-toets is de Windows</text:span><text:span text:style-name="T274">-</text:span><text:span text:style-name="T275">toets</text:span><text:span text:style-name="T272">, </text:span><text:span text:style-name="T274">C</text:span><text:span text:style-name="T272">ommand-</text:span><text:span text:style-name="T275">toets</text:span><text:span text:style-name="T272">, of </text:span><text:span text:style-name="T274">V</text:span><text:span text:style-name="T272">ergrootglas-toets.</text:span></text:p></text:note-body></text:note></text:span></text:span><text:span text:style-name="Strong_20_Emphasis"><text:span text:style-name="T108">, </text:span></text:span><text:span text:style-name="Strong_20_Emphasis"><text:span text:style-name="T121">t</text:span></text:span><text:span text:style-name="Strong_20_Emphasis"><text:span text:style-name="T113">yp </text:span></text:span><text:span text:style-name="Strong_20_Emphasis"><text:span text:style-name="T187">geb</text:span></text:span><text:span text:style-name="Strong_20_Emphasis"><text:span text:style-name="T188">r</text:span></text:span><text:span text:style-name="Strong_20_Emphasis"><text:span text:style-name="T114"> </text:span></text:span><text:span text:style-name="Strong_20_Emphasis"><text:span text:style-name="T122">e</text:span></text:span><text:span text:style-name="Strong_20_Emphasis"><text:span text:style-name="T100">n </text:span></text:span><text:span text:style-name="Strong_20_Emphasis"><text:span text:style-name="T116">k</text:span></text:span><text:span text:style-name="Strong_20_Emphasis"><text:span text:style-name="T100">lik </text:span></text:span><text:span text:style-name="Strong_20_Emphasis"><text:span text:style-name="T123">bij </text:span></text:span><text:span text:style-name="Strong_20_Emphasis"><text:span text:style-name="T205">Instellingen </text:span></text:span><text:span text:style-name="Strong_20_Emphasis"><text:span text:style-name="T124">rechts o</text:span></text:span><text:span text:style-name="Strong_20_Emphasis"><text:span text:style-name="T100">p </text:span></text:span><text:span text:style-name="Strong_20_Emphasis"><text:span text:style-name="T206">Gebruikers</text:span></text:span><text:span text:style-name="Strong_20_Emphasis"><text:span text:style-name="T125">.</text:span></text:span></text:p>
          </table:table-cell>
        </table:table-row>
        <table:table-row table:style-name="TableLine945226013757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3"><text:span text:style-name="Strong_20_Emphasis"><text:span text:style-name="T156">Klik links</text:span></text:span><text:span text:style-name="Strong_20_Emphasis"><text:span text:style-name="T182"> </text:span></text:span><text:span text:style-name="Strong_20_Emphasis"><text:span text:style-name="T126">op </text:span></text:span><text:span text:style-name="Strong_20_Emphasis"><text:span text:style-name="T189">Ontgrendelen</text:span></text:span><text:span text:style-name="Strong_20_Emphasis"><text:span text:style-name="T126"> </text:span></text:span><text:span text:style-name="Strong_20_Emphasis"><text:span text:style-name="T127">en daarna op </text:span></text:span><text:span text:style-name="Strong_20_Emphasis"><text:span text:style-name="T228">Gebruik</text:span></text:span><text:span text:style-name="Strong_20_Emphasis"><text:span text:style-name="T229">er</text:span></text:span><text:span text:style-name="Strong_20_Emphasis"><text:span text:style-name="T228"> toevoegen</text:span></text:span><text:span text:style-name="Strong_20_Emphasis"><text:span text:style-name="T127">.</text:span></text:span></text:p>
          </table:table-cell>
        </table:table-row>
        <table:table-row table:style-name="TableLine945226013682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3"><text:span text:style-name="Strong_20_Emphasis"><text:span text:style-name="T182">Sluit </text:span></text:span><text:span text:style-name="Strong_20_Emphasis"><text:span text:style-name="T228">Gebruiker toevoegen</text:span></text:span><text:span text:style-name="Strong_20_Emphasis"><text:span text:style-name="T127">.</text:span></text:span></text:p>
          </table:table-cell>
        </table:table-row>
        <table:table-row table:style-name="TableLine945226013418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22601467584">
          <table:table-cell table:style-name="_33_._5f_Installatie_5f_afronden.A1" office:value-type="string">
            <text:p text:style-name="P57"><text:span text:style-name="Strong_20_Emphasis"><text:span text:style-name="T99"><text:s/></text:span></text:span><text:span text:style-name="Strong_20_Emphasis"><text:span text:style-name="T150"><draw:control text:anchor-type="as-char" draw:z-index="17" draw:name="Vorm4_1" draw:style-name="gr1" draw:text-style-name="P101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95"><text:span text:style-name="Strong_20_Emphasis"><text:span text:style-name="T99">Installeer </text:span></text:span><text:span text:style-name="Strong_20_Emphasis"><text:span text:style-name="T144">pakket kz </text:span></text:span><text:span text:style-name="Strong_20_Emphasis"><text:span text:style-name="T147">van Karel Zimmer </text:span></text:span><text:span text:style-name="Strong_20_Emphasis"><text:span text:style-name="T144">met </text:span></text:span><text:span text:style-name="Strong_20_Emphasis"><text:span text:style-name="T147">Linux documenten</text:span></text:span><text:span text:style-name="Strong_20_Emphasis"><text:span text:style-name="T146"> en </text:span></text:span><text:span text:style-name="Strong_20_Emphasis"><text:span text:style-name="T143">scripts</text:span></text:span><text:span text:style-name="Strong_20_Emphasis"><text:span text:style-name="T100"> </text:span></text:span><text:span text:style-name="Strong_20_Emphasis"><text:span text:style-name="T145">via </text:span></text:span><text:span text:style-name="Strong_20_Emphasis"><text:span text:style-name="T108">een </text:span></text:span><text:span text:style-name="Strong_20_Emphasis"><text:span text:style-name="T128">druk</text:span></text:span><text:span text:style-name="Strong_20_Emphasis"><text:span text:style-name="T108"> op</text:span></text:span><text:span text:style-name="Strong_20_Emphasis"><text:span text:style-name="T129"> de </text:span></text:span><text:span text:style-name="Strong_20_Emphasis"><text:span text:style-name="T111">Super</text:span></text:span><text:span text:style-name="Strong_20_Emphasis"><text:span text:style-name="T129">-toets</text:span></text:span><text:span text:style-name="Strong_20_Emphasis"><text:span text:style-name="T46"><text:note-ref text:note-class="footnote" text:reference-format="text" text:ref-name="ftn7">1</text:note-ref></text:span></text:span><text:span text:style-name="Strong_20_Emphasis"><text:span text:style-name="T108">, </text:span></text:span><text:span text:style-name="Strong_20_Emphasis"><text:span text:style-name="T121">t</text:span></text:span><text:span text:style-name="Strong_20_Emphasis"><text:span text:style-name="T113">yp </text:span></text:span><text:span text:style-name="Strong_20_Emphasis"><text:span text:style-name="T192">ter</text:span></text:span><text:span text:style-name="Strong_20_Emphasis"><text:span text:style-name="T193">m</text:span></text:span><text:span text:style-name="Strong_20_Emphasis"><text:span text:style-name="T102"> </text:span></text:span><text:span text:style-name="Strong_20_Emphasis"><text:span text:style-name="T122">e</text:span></text:span><text:span text:style-name="Strong_20_Emphasis"><text:span text:style-name="T100">n </text:span></text:span><text:span text:style-name="Strong_20_Emphasis"><text:span text:style-name="T116">k</text:span></text:span><text:span text:style-name="Strong_20_Emphasis"><text:span text:style-name="T100">lik op het pictogram van </text:span></text:span><text:span text:style-name="Strong_20_Emphasis"><text:span text:style-name="T194">Terminalvenster</text:span></text:span><text:span text:style-name="Strong_20_Emphasis"><text:span text:style-name="T102">.</text:span></text:span></text:p>
          </table:table-cell>
        </table:table-row>
        <table:table-row table:style-name="TableLine94522601473152">
          <table:table-cell table:style-name="_33_._5f_Installatie_5f_afronden.A1" office:value-type="string">
            <text:p text:style-name="P61"><text:span text:style-name="Strong_20_Emphasis"><text:span text:style-name="T99"/></text:span></text:p>
          </table:table-cell>
          <table:table-cell table:style-name="_33_._5f_Installatie_5f_afronden.A1" office:value-type="string">
            <text:p text:style-name="P66"><text:span text:style-name="T421">Typ</text:span><text:span text:style-name="Strong_20_Emphasis"><text:span text:style-name="T103">, of </text:span></text:span><text:span text:style-name="Strong_20_Emphasis"><text:span text:style-name="T102">kopieer en plak, de</text:span></text:span><text:span text:style-name="Strong_20_Emphasis"><text:span text:style-name="T130">z</text:span></text:span><text:span text:style-name="Strong_20_Emphasis"><text:span text:style-name="T102">e </text:span></text:span><text:span text:style-name="Strong_20_Emphasis"><text:span text:style-name="T105">twee </text:span></text:span><text:span text:style-name="Strong_20_Emphasis"><text:span text:style-name="T102">opdrachten, ieder gevolgd door de </text:span></text:span><text:span text:style-name="Strong_20_Emphasis"><text:span text:style-name="T101">Enter</text:span></text:span><text:span text:style-name="Strong_20_Emphasis"><text:span text:style-name="T100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522601470464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77"><text:span text:style-name="T418">V</text:span><text:span text:style-name="Strong_20_Emphasis"><text:span text:style-name="T106">olg </text:span></text:span><text:span text:style-name="Strong_20_Emphasis"><text:span text:style-name="T107">de aanwijzingen op het scherm.</text:span></text:span></text:p>
          </table:table-cell>
        </table:table-row>
        <table:table-row table:style-name="TableLine94522601346560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522601409968">
          <table:table-cell table:style-name="_33_._5f_Installatie_5f_afronden.A1" office:value-type="string">
            <text:p text:style-name="P58"><text:span text:style-name="Strong_20_Emphasis"><text:span text:style-name="T99"><text:s/></text:span></text:span><text:span text:style-name="Strong_20_Emphasis"><text:span text:style-name="T150"><draw:control text:anchor-type="as-char" draw:z-index="11" draw:name="Vorm37" draw:style-name="gr1" draw:text-style-name="P101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31">Rond de</text:span></text:span><text:span text:style-name="Strong_20_Emphasis"><text:span text:style-name="T132"> installatie </text:span></text:span><text:span text:style-name="Strong_20_Emphasis"><text:span text:style-name="T131">af</text:span></text:span><text:span text:style-name="Strong_20_Emphasis"><text:span text:style-name="T131"><text:note text:id="ftn8" text:note-class="footnote"><text:note-citation>2</text:note-citation><text:note-body><text:p text:style-name="Footnote">De installatie kan <text:span text:style-name="T434">ge</text:span>controle<text:span text:style-name="T434">e</text:span>r<text:span text:style-name="T434">d worden </text:span>op volledigheid met <text:span text:style-name="T435">bestand</text:span> <text:span text:style-name="T429">Persoonlijke map / kz / Apps</text:span>.</text:p></text:note-body></text:note></text:span></text:span><text:span text:style-name="Strong_20_Emphasis"><text:span text:style-name="T131"> </text:span></text:span><text:span text:style-name="Strong_20_Emphasis"><text:span text:style-name="T100">via </text:span></text:span><text:span text:style-name="Strong_20_Emphasis"><text:span text:style-name="T133">een</text:span></text:span><text:span text:style-name="Strong_20_Emphasis"><text:span text:style-name="T134"> druk</text:span></text:span><text:span text:style-name="Strong_20_Emphasis"><text:span text:style-name="T133"> op</text:span></text:span><text:span text:style-name="Strong_20_Emphasis"><text:span text:style-name="T129"> de </text:span></text:span><text:span text:style-name="Strong_20_Emphasis"><text:span text:style-name="T111">Super</text:span></text:span><text:span text:style-name="Strong_20_Emphasis"><text:span text:style-name="T129">-toets</text:span></text:span><text:span text:style-name="Strong_20_Emphasis"><text:span text:style-name="T46"><text:note-ref text:note-class="footnote" text:reference-format="text" text:ref-name="ftn7">1</text:note-ref></text:span></text:span><text:span text:style-name="Strong_20_Emphasis"><text:span text:style-name="T108">, </text:span></text:span><text:span text:style-name="Strong_20_Emphasis"><text:span text:style-name="T121">t</text:span></text:span><text:span text:style-name="Strong_20_Emphasis"><text:span text:style-name="T113">yp </text:span></text:span><text:span text:style-name="Strong_20_Emphasis"><text:span text:style-name="T190">men</text:span></text:span><text:span text:style-name="Strong_20_Emphasis"><text:span text:style-name="T186">u</text:span></text:span><text:span text:style-name="Strong_20_Emphasis"><text:span text:style-name="T114"> </text:span></text:span><text:span text:style-name="Strong_20_Emphasis"><text:span text:style-name="T122">e</text:span></text:span><text:span text:style-name="Strong_20_Emphasis"><text:span text:style-name="T100">n </text:span></text:span><text:span text:style-name="Strong_20_Emphasis"><text:span text:style-name="T116">k</text:span></text:span><text:span text:style-name="Strong_20_Emphasis"><text:span text:style-name="T100">lik op het pictogram van </text:span></text:span><text:span text:style-name="Strong_20_Emphasis"><text:span text:style-name="T223">Installatiem</text:span></text:span><text:span text:style-name="Strong_20_Emphasis"><text:span text:style-name="T224">enu</text:span></text:span><text:span text:style-name="Strong_20_Emphasis"><text:span text:style-name="T114">.</text:span></text:span></text:p>
          </table:table-cell>
        </table:table-row>
        <table:table-row table:style-name="TableLine94522601359936">
          <table:table-cell table:style-name="_33_._5f_Installatie_5f_afronden.A1" office:value-type="string">
            <text:p text:style-name="P58"><text:span text:style-name="Strong_20_Emphasis"><text:span text:style-name="T99"/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35">K</text:span></text:span><text:span text:style-name="Strong_20_Emphasis"><text:span text:style-name="T118">ie</text:span></text:span><text:span text:style-name="Strong_20_Emphasis"><text:span text:style-name="T119">s </text:span></text:span><text:span text:style-name="Strong_20_Emphasis"><text:span text:style-name="T230">3</text:span></text:span><text:span text:style-name="Strong_20_Emphasis"><text:span text:style-name="T183"> </text:span></text:span><text:span text:style-name="Strong_20_Emphasis"><text:span text:style-name="T231">Installatie</text:span></text:span><text:span text:style-name="Strong_20_Emphasis"><text:span text:style-name="T232"> </text:span></text:span><text:span text:style-name="Strong_20_Emphasis"><text:span text:style-name="T233">afronden</text:span></text:span><text:span text:style-name="Strong_20_Emphasis"><text:span text:style-name="T135"> </text:span></text:span><text:span text:style-name="Strong_20_Emphasis"><text:span text:style-name="T120">en </text:span></text:span><text:span text:style-name="Strong_20_Emphasis"><text:span text:style-name="T136">v</text:span></text:span><text:span text:style-name="Strong_20_Emphasis"><text:span text:style-name="T107">olg de aanwijzingen op het scherm.</text:span></text:span></text:p>
          </table:table-cell>
        </table:table-row>
        <table:table-row table:style-name="TableLine94522601472080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522601314192">
          <table:table-cell table:style-name="_33_._5f_Installatie_5f_afronden.A1" office:value-type="string">
            <text:p text:style-name="P87"><text:span text:style-name="Strong_20_Emphasis"><text:span text:style-name="T99"><text:s/></text:span></text:span><text:span text:style-name="Strong_20_Emphasis"><text:span text:style-name="T150"><draw:control text:anchor-type="as-char" draw:z-index="22" draw:name="Vorm 1" draw:style-name="gr1" draw:text-style-name="P101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6">Herstart de computer.</text:p>
          </table:table-cell>
        </table:table-row>
      </table:table>
      <text:p text:style-name="P53"><text:span text:style-name="Strong_20_Emphasis"><text:span text:style-name="T80"><text:tab/></text:span></text:span></text:p>
      <text:p text:style-name="P54"><text:span text:style-name="Strong_20_Emphasis"><text:span text:style-name="T120"/></text:span></text:p>
      <text:p text:style-name="P55"><text:span text:style-name="Strong_20_Emphasis"><text:span text:style-name="T107"/></text:span></text:p>
      <text:list xml:id="list80921641271038" text:continue-numbering="true" text:style-name="L1">
        <text:list-item>
          <text:p text:style-name="P100"><text:span text:style-name="Strong_20_Emphasis"><text:span text:style-name="T397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522601437552">
          <table:table-cell table:style-name="Tabel2.A1" office:value-type="string">
            <text:p text:style-name="P67"><text:span text:style-name="Strong_20_Emphasis"><text:span text:style-name="T99"><text:s/></text:span></text:span><text:span text:style-name="Strong_20_Emphasis"><text:span text:style-name="T150"><draw:control text:anchor-type="as-char" draw:z-index="18" draw:name="Vorm40_0" draw:style-name="gr1" draw:text-style-name="P101" svg:width="0.35cm" svg:height="0.35cm" draw:control="control19"/></text:span></text:span></text:p>
          </table:table-cell>
          <table:table-cell table:style-name="Tabel2.A1" office:value-type="string">
            <text:p text:style-name="P24"><text:span text:style-name="Strong_20_Emphasis"><text:span text:style-name="T80">Aanmelden als </text:span></text:span><text:span text:style-name="Definition"><text:span text:style-name="T406">gebruiker</text:span></text:span><text:span text:style-name="Strong_20_Emphasis"><text:span text:style-name="T137"><text:note text:id="ftn9" text:note-class="footnote"><text:note-citation>1</text:note-citation><text:note-body><text:p text:style-name="P84"><text:span text:style-name="User_20_Entry"><text:span text:style-name="T252">E</text:span></text:span><text:span text:style-name="User_20_Entry"><text:span text:style-name="T253">ventuele extra </text:span></text:span><text:span text:style-name="User_20_Entry"><text:span text:style-name="T254">gebruiker</text:span></text:span><text:span text:style-name="User_20_Entry"><text:span text:style-name="T253">s aanmelden en dezelfde stappen uitvoeren.</text:span></text:span></text:p></text:note-body></text:note></text:span></text:span><text:span text:style-name="Strong_20_Emphasis"><text:span text:style-name="T80">.</text:span></text:span></text:p>
          </table:table-cell>
        </table:table-row>
        <table:table-row table:style-name="TableLine9452260151260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522601513232">
          <table:table-cell table:style-name="Tabel2.A1" office:value-type="string">
            <text:p text:style-name="P75"><text:span text:style-name="Strong_20_Emphasis"><text:span text:style-name="T99"><text:s/></text:span></text:span><text:span text:style-name="Strong_20_Emphasis"><text:span text:style-name="T150"><draw:control text:anchor-type="as-char" draw:z-index="20" draw:name="Vorm40_2" draw:style-name="gr1" draw:text-style-name="P101" svg:width="0.35cm" svg:height="0.35cm" draw:control="control21"/></text:span></text:span></text:p>
          </table:table-cell>
          <table:table-cell table:style-name="Tabel2.A1" office:value-type="string">
            <text:p text:style-name="P23"><text:span text:style-name="Strong_20_Emphasis"><text:span text:style-name="T138">R</text:span></text:span><text:span text:style-name="Strong_20_Emphasis"><text:span text:style-name="T139">icht </text:span></text:span><text:span text:style-name="Strong_20_Emphasis"><text:span text:style-name="T140">de </text:span></text:span><text:span text:style-name="Definition"><text:span text:style-name="T6">gebruiker</text:span></text:span><text:span text:style-name="Strong_20_Emphasis"><text:span text:style-name="T139"> </text:span></text:span><text:span text:style-name="Strong_20_Emphasis"><text:span text:style-name="T141">in </text:span></text:span><text:span text:style-name="Strong_20_Emphasis"><text:span text:style-name="T100">via </text:span></text:span><text:span text:style-name="Strong_20_Emphasis"><text:span text:style-name="T133">een</text:span></text:span><text:span text:style-name="Strong_20_Emphasis"><text:span text:style-name="T134"> druk</text:span></text:span><text:span text:style-name="Strong_20_Emphasis"><text:span text:style-name="T133"> op</text:span></text:span><text:span text:style-name="Strong_20_Emphasis"><text:span text:style-name="T129"> de </text:span></text:span><text:span text:style-name="Strong_20_Emphasis"><text:span text:style-name="T111">Super</text:span></text:span><text:span text:style-name="Strong_20_Emphasis"><text:span text:style-name="T129">-toets</text:span></text:span><text:span text:style-name="Strong_20_Emphasis"><text:span text:style-name="T46"><text:note text:id="ftn10" text:note-class="footnote"><text:note-citation>2</text:note-citation><text:note-body><text:p text:style-name="P80"><text:span text:style-name="T258">D</text:span>e <text:span text:style-name="T389">Super</text:span>-toets <text:span text:style-name="T258">is </text:span>de Windows<text:span text:style-name="T393">-</text:span><text:span text:style-name="T388">toets</text:span>, <text:span text:style-name="T393">C</text:span>ommand-<text:span text:style-name="T388">toets</text:span>, of <text:span text:style-name="T393">V</text:span>ergrootglas-toets.</text:p></text:note-body></text:note></text:span></text:span><text:span text:style-name="Strong_20_Emphasis"><text:span text:style-name="T108">, </text:span></text:span><text:span text:style-name="Strong_20_Emphasis"><text:span text:style-name="T121">t</text:span></text:span><text:span text:style-name="Strong_20_Emphasis"><text:span text:style-name="T113">yp </text:span></text:span><text:span text:style-name="Strong_20_Emphasis"><text:span text:style-name="T190">men</text:span></text:span><text:span text:style-name="Strong_20_Emphasis"><text:span text:style-name="T186">u</text:span></text:span><text:span text:style-name="Strong_20_Emphasis"><text:span text:style-name="T114"> </text:span></text:span><text:span text:style-name="Strong_20_Emphasis"><text:span text:style-name="T122">e</text:span></text:span><text:span text:style-name="Strong_20_Emphasis"><text:span text:style-name="T100">n </text:span></text:span><text:span text:style-name="Strong_20_Emphasis"><text:span text:style-name="T116">k</text:span></text:span><text:span text:style-name="Strong_20_Emphasis"><text:span text:style-name="T100">lik op het pictogram van </text:span></text:span><text:span text:style-name="Strong_20_Emphasis"><text:span text:style-name="T223">Installatiem</text:span></text:span><text:span text:style-name="Strong_20_Emphasis"><text:span text:style-name="T224">enu</text:span></text:span><text:span text:style-name="Strong_20_Emphasis"><text:span text:style-name="T114">.</text:span></text:span></text:p>
          </table:table-cell>
        </table:table-row>
        <table:table-row table:style-name="TableLine94522601542016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35">K</text:span></text:span><text:span text:style-name="Strong_20_Emphasis"><text:span text:style-name="T118">ie</text:span></text:span><text:span text:style-name="Strong_20_Emphasis"><text:span text:style-name="T119">s </text:span></text:span><text:span text:style-name="Strong_20_Emphasis"><text:span text:style-name="T230">4 </text:span></text:span><text:span text:style-name="Strong_20_Emphasis"><text:span text:style-name="T191">Gebruiker inrichten</text:span></text:span><text:span text:style-name="Strong_20_Emphasis"><text:span text:style-name="T135"> </text:span></text:span><text:span text:style-name="Strong_20_Emphasis"><text:span text:style-name="T120">en </text:span></text:span><text:span text:style-name="Strong_20_Emphasis"><text:span text:style-name="T136">v</text:span></text:span><text:span text:style-name="Strong_20_Emphasis"><text:span text:style-name="T107">olg de aanwijzingen op het scherm</text:span></text:span><text:span text:style-name="Strong_20_Emphasis"><text:span text:style-name="T184">.</text:span></text:span></text:p>
          </table:table-cell>
        </table:table-row>
        <table:table-row table:style-name="TableLine94522601532416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4522601544576">
          <table:table-cell table:style-name="Tabel2.A1" office:value-type="string">
            <text:p text:style-name="P43"><text:span text:style-name="Strong_20_Emphasis"><text:span text:style-name="T98"><text:s/></text:span></text:span><text:span text:style-name="Strong_20_Emphasis"><text:span text:style-name="T149"><draw:control text:anchor-type="as-char" draw:z-index="26" draw:name="Vorm40_ 2" draw:style-name="gr1" draw:text-style-name="P101" svg:width="0.35cm" svg:height="0.35cm" draw:control="control27"/></text:span></text:span></text:p>
          </table:table-cell>
          <table:table-cell table:style-name="Tabel2.A1" office:value-type="string">
            <text:p text:style-name="P92">Wijzig <text:span text:style-name="T436">indien gewenst </text:span><text:span text:style-name="T431">de g</text:span>ebruikersfoto <text:span text:style-name="T430">v</text:span><text:span text:style-name="T422">ia </text:span><text:span text:style-name="T423">een druk op </text:span><text:span text:style-name="T422">d</text:span><text:span text:style-name="T313">e </text:span><text:span text:style-name="T314">Super</text:span><text:span text:style-name="T313">-toets</text:span><text:span text:style-name="T324"><text:note-ref text:note-class="footnote" text:reference-format="text" text:ref-name="ftn10">2</text:note-ref></text:span><text:span text:style-name="T313">, </text:span><text:span text:style-name="T315">zoek </text:span><text:span text:style-name="T310">gebr</text:span><text:span text:style-name="T315"> en klik achter </text:span><text:span text:style-name="T309">Instellingen</text:span><text:span text:style-name="T315"> op </text:span><text:span text:style-name="T310">Gebruikers</text:span><text:span text:style-name="T313">.</text:span></text:p>
            <text:p text:style-name="P91"><text:span text:style-name="T316">Klik op </text:span><text:span text:style-name="Strong_20_Emphasis"><text:span text:style-name="T276">Ontgrendelen</text:span></text:span><text:span text:style-name="T316">.</text:span></text:p>
            <text:p text:style-name="P91"><text:span text:style-name="T316">Klik op afbeelding voor </text:span><text:span text:style-name="Definition"><text:span text:style-name="T7">gebruiker</text:span></text:span><text:span text:style-name="T316">.</text:span></text:p>
            <text:p text:style-name="P93"><text:span text:style-name="T316">Klik op </text:span><text:span text:style-name="Strong_20_Emphasis"><text:span text:style-name="T276">Selecteer een bestand</text:span></text:span><text:span text:style-name="T316">.</text:span><text:span text:style-name="T313"><text:line-break/></text:span><text:span text:style-name="T319">Selecteer </text:span><text:span text:style-name="T320">indien aanwezig</text:span><text:span text:style-name="T317"> </text:span><text:span text:style-name="T307">Gebruikersfoto</text:span><text:span text:style-name="T317"> </text:span><text:span text:style-name="T318">in</text:span><text:span text:style-name="T317"> </text:span><text:span text:style-name="T311">Persoonlijke map</text:span><text:span text:style-name="T317"> / </text:span><text:span text:style-name="T311">kz-</text:span><text:span text:style-name="T312">data</text:span><text:span text:style-name="T292">.</text:span></text:p>
          </table:table-cell>
        </table:table-row>
        <table:table-row table:style-name="TableLine94522601545200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8"/>
          </table:table-cell>
        </table:table-row>
        <table:table-row table:style-name="TableLine94522601545824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49"><draw:control text:anchor-type="as-char" draw:z-index="21" draw:name="Vorm40_1" draw:style-name="gr1" draw:text-style-name="P101" svg:width="0.35cm" svg:height="0.35cm" draw:control="control22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42"/></text:span></text:p>
      <text:p text:style-name="P40"/>
      <text:p text:style-name="P44"><text:span text:style-name="T267">E</text:span><text:span text:style-name="T268">inde c</text:span><text:span text:style-name="T269">hecklist, </text:span><text:span text:style-name="T270">d</text:span><text:span text:style-name="T269">e installatie van </text:span><text:span text:style-name="T269"><text:reference-ref text:reference-format="text" text:ref-name="Distributie">Ubuntu</text:reference-ref></text:span><text:span text:style-name="T269"><text:s/></text:span><text:span text:style-name="T271"><text:reference-ref text:reference-format="text" text:ref-name="Versie">22.04</text:reference-ref></text:span><text:span text:style-name="Strong_20_Emphasis"><text:span text:style-name="T290"><text:s/></text:span></text:span><text:span text:style-name="Strong_20_Emphasis"><text:span text:style-name="T291">LTS</text:span></text:span><text:span text:style-name="T45"> </text:span><text:span text:style-name="T269"><text:reference-ref text:reference-format="text" text:ref-name="Editie">desktop</text:reference-ref></text:span><text:span text:style-name="T269"><text:s/>is voltooid.</text:span></text:p>
      <text:p text:style-name="P18"/>
      <text:p text:style-name="P6"><text:span text:style-name="T158">Geschreven</text:span><text:span text:style-name="T85"> door Karel Zimmer &lt;</text:span><text:a xlink:type="simple" xlink:href="mailto:info@karelzimmer.nl" text:style-name="Internet_20_link" text:visited-style-name="Visited_20_Internet_20_Link"><text:span text:style-name="T418">info@karelzimmer.nl</text:span></text:a><text:span text:style-name="T85">&gt;</text:span><text:span text:style-name="T8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7-21T08:09:20.129310912">21-07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21T08:09:19.946658259</dc:date>
    <meta:keyword>Installatie</meta:keyword>
    <meta:keyword>Checklist</meta:keyword>
    <meta:keyword>Linux</meta:keyword>
    <meta:editing-cycles>6449</meta:editing-cycles>
    <meta:editing-duration>P11DT8H2M38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26" meta:character-count="5712" meta:non-whitespace-character-count="4917"/>
    <meta:user-defined meta:name="Info 1"/>
    <meta:user-defined meta:name="Info 2"/>
    <meta:user-defined meta:name="Info 3"/>
    <meta:user-defined meta:name="Info 4"/>
  </office:meta>
</office:document-meta>
</file>